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85cm"/>
    </style:style>
    <style:style style:name="co2" style:family="table-column">
      <style:table-column-properties fo:break-before="auto" style:column-width="7.825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0.376cm"/>
    </style:style>
    <style:style style:name="co5" style:family="table-column">
      <style:table-column-properties fo:break-before="auto" style:column-width="0.43cm"/>
    </style:style>
    <style:style style:name="co6" style:family="table-column">
      <style:table-column-properties fo:break-before="auto" style:column-width="2.498cm"/>
    </style:style>
    <style:style style:name="co7" style:family="table-column">
      <style:table-column-properties fo:break-before="auto" style:column-width="1.909cm"/>
    </style:style>
    <style:style style:name="co8" style:family="table-column">
      <style:table-column-properties fo:break-before="auto" style:column-width="2.339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2.256cm"/>
    </style:style>
    <style:style style:name="co11" style:family="table-column">
      <style:table-column-properties fo:break-before="auto" style:column-width="5.6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b4b4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9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5"/>
        <table:table-column table:style-name="co8" table:default-cell-style-name="ce5"/>
        <table:table-column table:style-name="co4" table:default-cell-style-name="ce5"/>
        <table:table-column table:style-name="co5" table:default-cell-style-name="ce5"/>
        <table:table-column table:style-name="co9" table:number-columns-repeated="980" table:default-cell-style-name="Default"/>
        <table:table-row table:style-name="ro1">
          <table:table-cell table:style-name="ce1" office:value-type="string" calcext:value-type="string" table:number-columns-spanned="44" table:number-rows-spanned="1">
            <text:p>Kanzlei-Rechnungswesen - RW - 452389/30902/2019 / <text:s/>Summen- und Saldenliste - SUSA Jahresübersicht Dezember</text:p>
          </table:table-cell>
          <table:covered-table-cell table:number-columns-repeated="43" table:style-name="ce1"/>
          <table:table-cell table:number-columns-repeated="980"/>
        </table:table-row>
        <table:table-row table:style-name="ro1">
          <table:table-cell table:style-name="ce2" office:value-type="string" calcext:value-type="string">
            <text:p>Konto</text:p>
          </table:table-cell>
          <table:table-cell table:style-name="ce2" office:value-type="string" calcext:value-type="string">
            <text:p>Beschriftung</text:p>
          </table:table-cell>
          <table:table-cell table:style-name="ce2" office:value-type="string" calcext:value-type="string">
            <text:p>EB-Wer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an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b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rz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pr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ai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un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ul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ug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ep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Okt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Nov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Dez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esamtsald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98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Gewerbliche Schutzrechte</text:p>
          </table:table-cell>
          <table:table-cell table:style-name="ce7" office:value-type="float" office:value="5750" calcext:value-type="float">
            <text:p>5.7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750" calcext:value-type="float">
            <text:p>5.7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EDV-Software</text:p>
          </table:table-cell>
          <table:table-cell table:style-name="ce7" office:value-type="float" office:value="6" calcext:value-type="float">
            <text:p>6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" calcext:value-type="float">
            <text:p>6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Lizenzen</text:p>
          </table:table-cell>
          <table:table-cell table:style-name="ce7" office:value-type="float" office:value="7343" calcext:value-type="float">
            <text:p>7.343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-18846.99" calcext:value-type="float">
            <text:p>-18.846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-3653.03" calcext:value-type="float">
            <text:p>-3.653,0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46.97" calcext:value-type="float">
            <text:p>1.346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86.35" calcext:value-type="float">
            <text:p>1.986,3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86.36" calcext:value-type="float">
            <text:p>1.986,3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6903.64" calcext:value-type="float">
            <text:p>26.903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86.35" calcext:value-type="float">
            <text:p>1.986,3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37.51" calcext:value-type="float">
            <text:p>937,5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37.5" calcext:value-type="float">
            <text:p>937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37.5" calcext:value-type="float">
            <text:p>937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37.5" calcext:value-type="float">
            <text:p>937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951.5" calcext:value-type="float">
            <text:p>21.951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127" calcext:value-type="float">
            <text:p>19.12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Geschäfts- oder Firmenwert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6" calcext:value-type="float">
            <text:p>4.1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6" calcext:value-type="float">
            <text:p>4.1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6" calcext:value-type="float">
            <text:p>4.1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6" calcext:value-type="float">
            <text:p>4.1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0000" calcext:value-type="float">
            <text:p>50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Pkw</text:p>
          </table:table-cell>
          <table:table-cell table:style-name="ce7" office:value-type="float" office:value="1750" calcext:value-type="float">
            <text:p>1.7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0" calcext:value-type="float">
            <text:p>25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00" calcext:value-type="float">
            <text:p>1.5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Lkw</text:p>
          </table:table-cell>
          <table:table-cell table:style-name="ce7" office:value-type="float" office:value="11270" calcext:value-type="float">
            <text:p>11.27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9.25" calcext:value-type="float">
            <text:p>369,2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7.25" calcext:value-type="float">
            <text:p>117,2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68.74" calcext:value-type="float">
            <text:p>468,7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2" calcext:value-type="float">
            <text:p>234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2" calcext:value-type="float">
            <text:p>234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1" calcext:value-type="float">
            <text:p>234,4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2" calcext:value-type="float">
            <text:p>234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2" calcext:value-type="float">
            <text:p>234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1" calcext:value-type="float">
            <text:p>234,4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2" calcext:value-type="float">
            <text:p>234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2" calcext:value-type="float">
            <text:p>234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4.42" calcext:value-type="float">
            <text:p>234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205" calcext:value-type="float">
            <text:p>8.20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Betriebsausstattung</text:p>
          </table:table-cell>
          <table:table-cell table:style-name="ce7" office:value-type="float" office:value="56800" calcext:value-type="float">
            <text:p>56.8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21.12" calcext:value-type="float">
            <text:p>2.121,1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13.13" calcext:value-type="float">
            <text:p>1.313,1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15.47" calcext:value-type="float">
            <text:p>1.615,4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47.53" calcext:value-type="float">
            <text:p>1.147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439.17" calcext:value-type="float">
            <text:p>2.439,1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29.88" calcext:value-type="float">
            <text:p>2.329,8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286.45" calcext:value-type="float">
            <text:p>2.286,4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30.44" calcext:value-type="float">
            <text:p>530,4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208.39" calcext:value-type="float">
            <text:p>2.208,3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76.97" calcext:value-type="float">
            <text:p>1.576,9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76.51" calcext:value-type="float">
            <text:p>2.176,5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638.18" calcext:value-type="float">
            <text:p>3.638,1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659" calcext:value-type="float">
            <text:p>37.65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Geringwertige Wirtschaftsgüter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373.66" calcext:value-type="float">
            <text:p>2.373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73.66" calcext:value-type="float">
            <text:p>2.373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6" office:value-type="string" calcext:value-type="string">
            <text:p>Gezeichnetes Kapital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00000" calcext:value-type="float">
            <text:p>100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1">
          <table:table-cell table:style-name="ce3" office:value-type="float" office:value="961" calcext:value-type="float">
            <text:p>961</text:p>
          </table:table-cell>
          <table:table-cell table:style-name="ce6" office:value-type="string" calcext:value-type="string">
            <text:p>Urlaubs/ Überstundenrückstellun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244.32" calcext:value-type="float">
            <text:p>6.244,3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244.32" calcext:value-type="float">
            <text:p>6.244,3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1">
          <table:table-cell table:style-name="ce3" office:value-type="float" office:value="965" calcext:value-type="float">
            <text:p>965</text:p>
          </table:table-cell>
          <table:table-cell table:style-name="ce6" office:value-type="string" calcext:value-type="string">
            <text:p>Rückstellungen für Personalkosten</text:p>
          </table:table-cell>
          <table:table-cell table:style-name="ce7" office:value-type="float" office:value="2725" calcext:value-type="float">
            <text:p>2.72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725" calcext:value-type="float">
            <text:p>2.72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1">
          <table:table-cell table:style-name="ce3" office:value-type="float" office:value="970" calcext:value-type="float">
            <text:p>970</text:p>
          </table:table-cell>
          <table:table-cell table:style-name="ce6" office:value-type="string" calcext:value-type="string">
            <text:p>Sonstige Rückstellungen</text:p>
          </table:table-cell>
          <table:table-cell table:style-name="ce7" office:value-type="float" office:value="34900" calcext:value-type="float">
            <text:p>34.9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058.37" calcext:value-type="float">
            <text:p>13.058,3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533.37" calcext:value-type="float">
            <text:p>5.533,3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6.63" calcext:value-type="float">
            <text:p>1.666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092.07" calcext:value-type="float">
            <text:p>16.092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7400" calcext:value-type="float">
            <text:p>47.4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1">
          <table:table-cell table:style-name="ce3" office:value-type="float" office:value="971" calcext:value-type="float">
            <text:p>971</text:p>
          </table:table-cell>
          <table:table-cell table:style-name="ce6" office:value-type="string" calcext:value-type="string">
            <text:p>Rückstellung f. Übertragungs-/TV-Arbeit</text:p>
          </table:table-cell>
          <table:table-cell table:style-name="ce7"/>
          <table:table-cell table:style-name="ce8" table:number-columns-repeated="2"/>
          <table:table-cell table:style-name="ce7" office:value-type="float" office:value="47802.3" calcext:value-type="float">
            <text:p>47.802,3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902.3" calcext:value-type="float">
            <text:p>16.902,3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690" calcext:value-type="float">
            <text:p>6.69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90" calcext:value-type="float">
            <text:p>37.59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1">
          <table:table-cell table:style-name="ce3" office:value-type="float" office:value="977" calcext:value-type="float">
            <text:p>977</text:p>
          </table:table-cell>
          <table:table-cell table:style-name="ce6" office:value-type="string" calcext:value-type="string">
            <text:p>Rückstellungen für Abschluss u. Prüfung</text:p>
          </table:table-cell>
          <table:table-cell table:style-name="ce7" office:value-type="float" office:value="8000" calcext:value-type="float">
            <text:p>8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8000" calcext:value-type="float">
            <text:p>8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000" calcext:value-type="float">
            <text:p>16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1">
          <table:table-cell table:style-name="ce3" office:value-type="float" office:value="980" calcext:value-type="float">
            <text:p>980</text:p>
          </table:table-cell>
          <table:table-cell table:style-name="ce6" office:value-type="string" calcext:value-type="string">
            <text:p>Aktive Rechnungsabgrenzung</text:p>
          </table:table-cell>
          <table:table-cell table:style-name="ce7" office:value-type="float" office:value="1050" calcext:value-type="float">
            <text:p>1.0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00" calcext:value-type="float">
            <text:p>5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50" calcext:value-type="float">
            <text:p>5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1">
          <table:table-cell table:style-name="ce3" office:value-type="float" office:value="981" calcext:value-type="float">
            <text:p>981</text:p>
          </table:table-cell>
          <table:table-cell table:style-name="ce6" office:value-type="string" calcext:value-type="string">
            <text:p>Aktive Rechnungsabgrenzungsposten</text:p>
          </table:table-cell>
          <table:table-cell table:style-name="ce7" office:value-type="float" office:value="9204.95" calcext:value-type="float">
            <text:p>9.204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662.02" calcext:value-type="float">
            <text:p>7.662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03.54" calcext:value-type="float">
            <text:p>1.303,5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61.54" calcext:value-type="float">
            <text:p>1.561,5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68.63" calcext:value-type="float">
            <text:p>1.46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68.63" calcext:value-type="float">
            <text:p>1.46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68.63" calcext:value-type="float">
            <text:p>1.46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68.63" calcext:value-type="float">
            <text:p>1.46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68.63" calcext:value-type="float">
            <text:p>1.46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68.63" calcext:value-type="float">
            <text:p>1.46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68.63" calcext:value-type="float">
            <text:p>1.46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68.63" calcext:value-type="float">
            <text:p>1.46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81.35" calcext:value-type="float">
            <text:p>1.981,3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71.5" calcext:value-type="float">
            <text:p>271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1">
          <table:table-cell table:style-name="ce3" office:value-type="float" office:value="991" calcext:value-type="float">
            <text:p>991</text:p>
          </table:table-cell>
          <table:table-cell table:style-name="ce6" office:value-type="string" calcext:value-type="string">
            <text:p>Passive RAP für Werbung 2018</text:p>
          </table:table-cell>
          <table:table-cell table:style-name="ce7"/>
          <table:table-cell table:style-name="ce8" table:number-columns-repeated="2"/>
          <table:table-cell table:style-name="ce7" office:value-type="float" office:value="14209.81" calcext:value-type="float">
            <text:p>14.209,8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3017.93" calcext:value-type="float">
            <text:p>53.017,9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230.49" calcext:value-type="float">
            <text:p>19.230,4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523.87" calcext:value-type="float">
            <text:p>10.523,8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758.21" calcext:value-type="float">
            <text:p>8.758,2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7077.53" calcext:value-type="float">
            <text:p>47.077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84.11" calcext:value-type="float">
            <text:p>1.384,1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8820.78" calcext:value-type="float">
            <text:p>18.820,7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895.07" calcext:value-type="float">
            <text:p>16.895,0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397.4" calcext:value-type="float">
            <text:p>15.397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692.61" calcext:value-type="float">
            <text:p>7.692,6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4845.27" calcext:value-type="float">
            <text:p>64.845,2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1">
          <table:table-cell table:style-name="ce3" office:value-type="float" office:value="992" calcext:value-type="float">
            <text:p>992</text:p>
          </table:table-cell>
          <table:table-cell table:style-name="ce6" office:value-type="string" calcext:value-type="string">
            <text:p>Passive RAP Erlöse Werbung 2018</text:p>
          </table:table-cell>
          <table:table-cell table:style-name="ce7" office:value-type="float" office:value="105104.55" calcext:value-type="float">
            <text:p>105.104,5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6226.47" calcext:value-type="float">
            <text:p>26.226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847.31" calcext:value-type="float">
            <text:p>21.847,3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488.97" calcext:value-type="float">
            <text:p>19.488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502.8" calcext:value-type="float">
            <text:p>9.502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069.47" calcext:value-type="float">
            <text:p>7.069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327.8" calcext:value-type="float">
            <text:p>6.327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998.64" calcext:value-type="float">
            <text:p>4.998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84.75" calcext:value-type="float">
            <text:p>3.284,7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87.5" calcext:value-type="float">
            <text:p>2.887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87.5" calcext:value-type="float">
            <text:p>2.887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83.34" calcext:value-type="float">
            <text:p>583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995" calcext:value-type="float">
            <text:p>995</text:p>
          </table:table-cell>
          <table:table-cell table:style-name="ce6" office:value-type="string" calcext:value-type="string">
            <text:p>Passive RAP Erlöse ab 10/2017</text:p>
          </table:table-cell>
          <table:table-cell table:style-name="ce7" office:value-type="float" office:value="612554.28" calcext:value-type="float">
            <text:p>612.554,2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0117.44" calcext:value-type="float">
            <text:p>60.117,4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3316.88" calcext:value-type="float">
            <text:p>33.316,8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833.36" calcext:value-type="float">
            <text:p>16.833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8146.66" calcext:value-type="float">
            <text:p>38.146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661.99" calcext:value-type="float">
            <text:p>17.661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869.2" calcext:value-type="float">
            <text:p>16.869,2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662.58" calcext:value-type="float">
            <text:p>10.662,5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212.23" calcext:value-type="float">
            <text:p>13.212,2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960.22" calcext:value-type="float">
            <text:p>16.960,2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0052.64" calcext:value-type="float">
            <text:p>20.052,6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238.73" calcext:value-type="float">
            <text:p>3.238,7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8753.92" calcext:value-type="float">
            <text:p>58.753,9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766618.65" calcext:value-type="float">
            <text:p>766.618,6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996" calcext:value-type="float">
            <text:p>996</text:p>
          </table:table-cell>
          <table:table-cell table:style-name="ce6" office:value-type="string" calcext:value-type="string">
            <text:p>Pauschalwertberichtigung Forderg./b.1J</text:p>
          </table:table-cell>
          <table:table-cell table:style-name="ce7" office:value-type="float" office:value="2300" calcext:value-type="float">
            <text:p>2.3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00" calcext:value-type="float">
            <text:p>1.3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00" calcext:value-type="float">
            <text:p>1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998" calcext:value-type="float">
            <text:p>998</text:p>
          </table:table-cell>
          <table:table-cell table:style-name="ce6" office:value-type="string" calcext:value-type="string">
            <text:p>Einzelwertberichtigung Forderung(b.1J)</text:p>
          </table:table-cell>
          <table:table-cell table:style-name="ce7" office:value-type="float" office:value="18900" calcext:value-type="float">
            <text:p>18.9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800" calcext:value-type="float">
            <text:p>6.8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100" calcext:value-type="float">
            <text:p>12.1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6" office:value-type="string" calcext:value-type="string">
            <text:p>Kasse</text:p>
          </table:table-cell>
          <table:table-cell table:style-name="ce7" office:value-type="float" office:value="5.94" calcext:value-type="float">
            <text:p>5,9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53.44" calcext:value-type="float">
            <text:p>453,4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5.26" calcext:value-type="float">
            <text:p>205,2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56.61" calcext:value-type="float">
            <text:p>656,6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63.61" calcext:value-type="float">
            <text:p>1.263,6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88.2" calcext:value-type="float">
            <text:p>1.988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97.76" calcext:value-type="float">
            <text:p>497,7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0.09" calcext:value-type="float">
            <text:p>20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7.52" calcext:value-type="float">
            <text:p>117,5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 office:value-type="float" office:value="809.43" calcext:value-type="float">
            <text:p>809,4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16.78" calcext:value-type="float">
            <text:p>616,7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17" calcext:value-type="float">
            <text:p>31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7.08" calcext:value-type="float">
            <text:p>647,0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200" calcext:value-type="float">
            <text:p>1200</text:p>
          </table:table-cell>
          <table:table-cell table:style-name="ce6" office:value-type="string" calcext:value-type="string">
            <text:p>Nassauische Sparkasse # 111 233 508</text:p>
          </table:table-cell>
          <table:table-cell table:style-name="ce7" office:value-type="float" office:value="47931.2" calcext:value-type="float">
            <text:p>47.931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773.47" calcext:value-type="float">
            <text:p>28.773,4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30.85" calcext:value-type="float">
            <text:p>1.130,8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8742.83" calcext:value-type="float">
            <text:p>28.742,8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526.02" calcext:value-type="float">
            <text:p>15.526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838.17" calcext:value-type="float">
            <text:p>10.838,1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748.36" calcext:value-type="float">
            <text:p>20.748,3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4747.55" calcext:value-type="float">
            <text:p>54.747,5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910.96" calcext:value-type="float">
            <text:p>24.910,9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1330.65" calcext:value-type="float">
            <text:p>131.330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5740.93" calcext:value-type="float">
            <text:p>95.740,9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5897.85" calcext:value-type="float">
            <text:p>95.897,8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4583.46" calcext:value-type="float">
            <text:p>104.583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6497.46" calcext:value-type="float">
            <text:p>126.497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360" calcext:value-type="float">
            <text:p>1360</text:p>
          </table:table-cell>
          <table:table-cell table:style-name="ce6" office:value-type="string" calcext:value-type="string">
            <text:p>Geldtransit</text:p>
          </table:table-cell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500" calcext:value-type="float">
            <text:p>1.5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00" calcext:value-type="float">
            <text:p>1.5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800" calcext:value-type="float">
            <text:p>8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0" calcext:value-type="float">
            <text:p>8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00" calcext:value-type="float">
            <text:p>5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00" calcext:value-type="float">
            <text:p>5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380" calcext:value-type="float">
            <text:p>1380</text:p>
          </table:table-cell>
          <table:table-cell table:style-name="ce6" office:value-type="string" calcext:value-type="string">
            <text:p>Überleitung Kostenstell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400" calcext:value-type="float">
            <text:p>1400</text:p>
          </table:table-cell>
          <table:table-cell table:style-name="ce6" office:value-type="string" calcext:value-type="string">
            <text:p>Forderungen aus Lieferungen u.Leistung</text:p>
          </table:table-cell>
          <table:table-cell table:style-name="ce7" office:value-type="float" office:value="270461.93" calcext:value-type="float">
            <text:p>270.461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96.59" calcext:value-type="float">
            <text:p>796,5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5665.82" calcext:value-type="float">
            <text:p>35.665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341.63" calcext:value-type="float">
            <text:p>8.341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3818.58" calcext:value-type="float">
            <text:p>43.818,5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5614.98" calcext:value-type="float">
            <text:p>95.614,9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87916.76" calcext:value-type="float">
            <text:p>187.916,7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6665.2" calcext:value-type="float">
            <text:p>76.665,2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0538.75" calcext:value-type="float">
            <text:p>30.538,7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9945.29" calcext:value-type="float">
            <text:p>169.945,2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942.88" calcext:value-type="float">
            <text:p>68.942,8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9889.02" calcext:value-type="float">
            <text:p>199.889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2473.74" calcext:value-type="float">
            <text:p>222.473,7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4681.65" calcext:value-type="float">
            <text:p>114.681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410" calcext:value-type="float">
            <text:p>1410</text:p>
          </table:table-cell>
          <table:table-cell table:style-name="ce6" office:value-type="string" calcext:value-type="string">
            <text:p>Forderungen aus Lieferungen u.Leistun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975" calcext:value-type="float">
            <text:p>2.97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75" calcext:value-type="float">
            <text:p>2.9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502" calcext:value-type="float">
            <text:p>1502</text:p>
          </table:table-cell>
          <table:table-cell table:style-name="ce6" office:value-type="string" calcext:value-type="string">
            <text:p>Forderung ClipMyHorse.TV Operations GmbH</text:p>
          </table:table-cell>
          <table:table-cell table:style-name="ce7" office:value-type="float" office:value="1391445.7" calcext:value-type="float">
            <text:p>1.391.445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67214.73" calcext:value-type="float">
            <text:p>567.214,7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24230.97" calcext:value-type="float">
            <text:p>824.230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520" calcext:value-type="float">
            <text:p>1520</text:p>
          </table:table-cell>
          <table:table-cell table:style-name="ce6" office:value-type="string" calcext:value-type="string">
            <text:p>Forderungen ggb. Krankenkasse aus AAG</text:p>
          </table:table-cell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525" calcext:value-type="float">
            <text:p>1525</text:p>
          </table:table-cell>
          <table:table-cell table:style-name="ce6" office:value-type="string" calcext:value-type="string">
            <text:p>Kautionen</text:p>
          </table:table-cell>
          <table:table-cell table:style-name="ce7" office:value-type="float" office:value="15463.04" calcext:value-type="float">
            <text:p>15.463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5463.04" calcext:value-type="float">
            <text:p>15.463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530" calcext:value-type="float">
            <text:p>1530</text:p>
          </table:table-cell>
          <table:table-cell table:style-name="ce6" office:value-type="string" calcext:value-type="string">
            <text:p>Forderg. gg. Personal Lohn- u. Gehalt</text:p>
          </table:table-cell>
          <table:table-cell table:style-name="ce7" office:value-type="float" office:value="700" calcext:value-type="float">
            <text:p>7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700" calcext:value-type="float">
            <text:p>7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548" calcext:value-type="float">
            <text:p>1548</text:p>
          </table:table-cell>
          <table:table-cell table:style-name="ce6" office:value-type="string" calcext:value-type="string">
            <text:p>Vorsteuer im Folgejahr <text:s/>abziehbar</text:p>
          </table:table-cell>
          <table:table-cell table:style-name="ce7" office:value-type="float" office:value="22436.66" calcext:value-type="float">
            <text:p>22.436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362.82" calcext:value-type="float">
            <text:p>5.362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675.77" calcext:value-type="float">
            <text:p>17.675,7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999.99" calcext:value-type="float">
            <text:p>3.999,9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728.46" calcext:value-type="float">
            <text:p>9.728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96.28" calcext:value-type="float">
            <text:p>2.296,2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277.67" calcext:value-type="float">
            <text:p>10.277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589.86" calcext:value-type="float">
            <text:p>16.589,8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056.72" calcext:value-type="float">
            <text:p>8.056,7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832.15" calcext:value-type="float">
            <text:p>3.832,1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132.58" calcext:value-type="float">
            <text:p>8.132,5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447.7" calcext:value-type="float">
            <text:p>6.447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360.95" calcext:value-type="float">
            <text:p>14.360,9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.01" calcext:value-type="float">
            <text:p>15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570" calcext:value-type="float">
            <text:p>1570</text:p>
          </table:table-cell>
          <table:table-cell table:style-name="ce6" office:value-type="string" calcext:value-type="string">
            <text:p>Abziehbare Vorsteuer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.77" calcext:value-type="float">
            <text:p>13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95.26" calcext:value-type="float">
            <text:p>595,2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9.03" calcext:value-type="float">
            <text:p>609,0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571" calcext:value-type="float">
            <text:p>1571</text:p>
          </table:table-cell>
          <table:table-cell table:style-name="ce6" office:value-type="string" calcext:value-type="string">
            <text:p>Abziehbare Vorsteuer 7%</text:p>
          </table:table-cell>
          <table:table-cell table:style-name="ce7"/>
          <table:table-cell table:style-name="ce8" table:number-columns-repeated="2"/>
          <table:table-cell table:style-name="ce7" office:value-type="float" office:value="158.64" calcext:value-type="float">
            <text:p>158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1.36" calcext:value-type="float">
            <text:p>251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2.6" calcext:value-type="float">
            <text:p>222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5.97" calcext:value-type="float">
            <text:p>75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3.52" calcext:value-type="float">
            <text:p>243,5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9.02" calcext:value-type="float">
            <text:p>229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3.53" calcext:value-type="float">
            <text:p>293,5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8.36" calcext:value-type="float">
            <text:p>58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67.32" calcext:value-type="float">
            <text:p>667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3.4" calcext:value-type="float">
            <text:p>173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4.8" calcext:value-type="float">
            <text:p>254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9.08" calcext:value-type="float">
            <text:p>2.349,0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977.6" calcext:value-type="float">
            <text:p>4.977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574" calcext:value-type="float">
            <text:p>1574</text:p>
          </table:table-cell>
          <table:table-cell table:style-name="ce6" office:value-type="string" calcext:value-type="string">
            <text:p>Abziehbare Vorsteuer aus EU-Erwerb 19%</text:p>
          </table:table-cell>
          <table:table-cell table:style-name="ce7"/>
          <table:table-cell table:style-name="ce8" table:number-columns-repeated="2"/>
          <table:table-cell table:style-name="ce7" office:value-type="float" office:value="126.91" calcext:value-type="float">
            <text:p>126,9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.49" calcext:value-type="float">
            <text:p>10,4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7.4" calcext:value-type="float">
            <text:p>137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576" calcext:value-type="float">
            <text:p>1576</text:p>
          </table:table-cell>
          <table:table-cell table:style-name="ce6" office:value-type="string" calcext:value-type="string">
            <text:p>Abziehbare Vorsteuer 19%</text:p>
          </table:table-cell>
          <table:table-cell table:style-name="ce7"/>
          <table:table-cell table:style-name="ce8" table:number-columns-repeated="2"/>
          <table:table-cell table:style-name="ce7" office:value-type="float" office:value="12482.01" calcext:value-type="float">
            <text:p>12.482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7314.71" calcext:value-type="float">
            <text:p>37.314,7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242.26" calcext:value-type="float">
            <text:p>21.242,2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587.77" calcext:value-type="float">
            <text:p>18.587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763.34" calcext:value-type="float">
            <text:p>19.763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6999.45" calcext:value-type="float">
            <text:p>26.999,4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397.36" calcext:value-type="float">
            <text:p>41.397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0087.35" calcext:value-type="float">
            <text:p>40.087,3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1073.8" calcext:value-type="float">
            <text:p>31.073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325.78" calcext:value-type="float">
            <text:p>23.325,7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131.44" calcext:value-type="float">
            <text:p>18.131,4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9687.09" calcext:value-type="float">
            <text:p>39.687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30092.36" calcext:value-type="float">
            <text:p>330.092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577" calcext:value-type="float">
            <text:p>1577</text:p>
          </table:table-cell>
          <table:table-cell table:style-name="ce6" office:value-type="string" calcext:value-type="string">
            <text:p>Abziehbare Vorsteuer § 13b UStG 19%</text:p>
          </table:table-cell>
          <table:table-cell table:style-name="ce7"/>
          <table:table-cell table:style-name="ce8" table:number-columns-repeated="2"/>
          <table:table-cell table:style-name="ce7" office:value-type="float" office:value="1637.77" calcext:value-type="float">
            <text:p>1.637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95.44" calcext:value-type="float">
            <text:p>1.295,4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28.76" calcext:value-type="float">
            <text:p>1.828,7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34.7" calcext:value-type="float">
            <text:p>1.634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73.05" calcext:value-type="float">
            <text:p>2.773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649.08" calcext:value-type="float">
            <text:p>2.649,0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59.01" calcext:value-type="float">
            <text:p>3.259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1.84" calcext:value-type="float">
            <text:p>1.661,8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48.54" calcext:value-type="float">
            <text:p>1.848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49.68" calcext:value-type="float">
            <text:p>1.949,6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10.66" calcext:value-type="float">
            <text:p>2.810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11.37" calcext:value-type="float">
            <text:p>2.111,3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459.9" calcext:value-type="float">
            <text:p>25.459,9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590" calcext:value-type="float">
            <text:p>1590</text:p>
          </table:table-cell>
          <table:table-cell table:style-name="ce6" office:value-type="string" calcext:value-type="string">
            <text:p>Durchlaufende Posten</text:p>
          </table:table-cell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1303" calcext:value-type="float">
            <text:p>1.303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55.07" calcext:value-type="float">
            <text:p>255,0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047.93" calcext:value-type="float">
            <text:p>1.047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01.42" calcext:value-type="float">
            <text:p>501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01.42" calcext:value-type="float">
            <text:p>501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58.3" calcext:value-type="float">
            <text:p>1.258,3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58.3" calcext:value-type="float">
            <text:p>1.258,3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84.6" calcext:value-type="float">
            <text:p>1.084,6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84.6" calcext:value-type="float">
            <text:p>1.084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600" calcext:value-type="float">
            <text:p>1600</text:p>
          </table:table-cell>
          <table:table-cell table:style-name="ce6" office:value-type="string" calcext:value-type="string">
            <text:p>Verbindl. aus Lieferungen u. Leistungen</text:p>
          </table:table-cell>
          <table:table-cell table:style-name="ce7" office:value-type="float" office:value="213757.69" calcext:value-type="float">
            <text:p>213.757,6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1672.67" calcext:value-type="float">
            <text:p>101.672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0089.07" calcext:value-type="float">
            <text:p>40.089,0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991.04" calcext:value-type="float">
            <text:p>8.991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489.36" calcext:value-type="float">
            <text:p>81.489,3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318.86" calcext:value-type="float">
            <text:p>8.318,8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5617.76" calcext:value-type="float">
            <text:p>95.617,7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296.53" calcext:value-type="float">
            <text:p>5.296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5425.63" calcext:value-type="float">
            <text:p>35.425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7892.24" calcext:value-type="float">
            <text:p>57.892,2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0083.09" calcext:value-type="float">
            <text:p>120.083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3771.63" calcext:value-type="float">
            <text:p>53.771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590.28" calcext:value-type="float">
            <text:p>17.590,2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7359.07" calcext:value-type="float">
            <text:p>147.359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25" calcext:value-type="float">
            <text:p>1725</text:p>
          </table:table-cell>
          <table:table-cell table:style-name="ce6" office:value-type="string" calcext:value-type="string">
            <text:p>USt in Folgeperiode fällig §§13/1, 13b/2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5.01" calcext:value-type="float">
            <text:p>15,0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.01" calcext:value-type="float">
            <text:p>15,0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28" calcext:value-type="float">
            <text:p>1728</text:p>
          </table:table-cell>
          <table:table-cell table:style-name="ce6" office:value-type="string" calcext:value-type="string">
            <text:p>USt im and. EU-Land stpfl.elektr. Leistg</text:p>
          </table:table-cell>
          <table:table-cell table:style-name="ce7" office:value-type="float" office:value="10080.61" calcext:value-type="float">
            <text:p>10.080,6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4966.49" calcext:value-type="float">
            <text:p>4.966,4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114.12" calcext:value-type="float">
            <text:p>5.114,1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729" calcext:value-type="float">
            <text:p>1729</text:p>
          </table:table-cell>
          <table:table-cell table:style-name="ce6" office:value-type="string" calcext:value-type="string">
            <text:p>Steuerzahlungen an KEA/MOSS</text:p>
          </table:table-cell>
          <table:table-cell table:style-name="ce7"/>
          <table:table-cell table:style-name="ce8" table:number-columns-repeated="2"/>
          <table:table-cell table:style-name="ce7" office:value-type="float" office:value="303.66" calcext:value-type="float">
            <text:p>303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13.36" calcext:value-type="float">
            <text:p>1.113,3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773.23" calcext:value-type="float">
            <text:p>773,2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4.91" calcext:value-type="float">
            <text:p>54,9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5.5" calcext:value-type="float">
            <text:p>195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525.83" calcext:value-type="float">
            <text:p>2.525,8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966.49" calcext:value-type="float">
            <text:p>4.966,4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740" calcext:value-type="float">
            <text:p>1740</text:p>
          </table:table-cell>
          <table:table-cell table:style-name="ce6" office:value-type="string" calcext:value-type="string">
            <text:p>Verbindlichkeiten aus Lohn und Gehalt</text:p>
          </table:table-cell>
          <table:table-cell table:style-name="ce7" office:value-type="float" office:value="7828.67" calcext:value-type="float">
            <text:p>7.828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147.82" calcext:value-type="float">
            <text:p>6.147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43.36" calcext:value-type="float">
            <text:p>1.943,3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690.03" calcext:value-type="float">
            <text:p>2.690,0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153.83" calcext:value-type="float">
            <text:p>3.153,8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63.65" calcext:value-type="float">
            <text:p>463,6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560.8" calcext:value-type="float">
            <text:p>2.560,8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51.22" calcext:value-type="float">
            <text:p>951,2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3.96" calcext:value-type="float">
            <text:p>323,9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.7" calcext:value-type="float">
            <text:p>9,7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42.33" calcext:value-type="float">
            <text:p>242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38.02" calcext:value-type="float">
            <text:p>1.738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24.19" calcext:value-type="float">
            <text:p>624,1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14.84" calcext:value-type="float">
            <text:p>2.314,8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41" calcext:value-type="float">
            <text:p>1741</text:p>
          </table:table-cell>
          <table:table-cell table:style-name="ce6" office:value-type="string" calcext:value-type="string">
            <text:p>Verbindlichk. Lohn- und Kirchensteuer</text:p>
          </table:table-cell>
          <table:table-cell table:style-name="ce7" office:value-type="float" office:value="13482.48" calcext:value-type="float">
            <text:p>13.482,4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54.32" calcext:value-type="float">
            <text:p>654,3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25" calcext:value-type="float">
            <text:p>681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18.54" calcext:value-type="float">
            <text:p>318,5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555.96" calcext:value-type="float">
            <text:p>5.555,9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62.51" calcext:value-type="float">
            <text:p>462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12.41" calcext:value-type="float">
            <text:p>612,4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87.86" calcext:value-type="float">
            <text:p>487,8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59.64" calcext:value-type="float">
            <text:p>959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.81" calcext:value-type="float">
            <text:p>14,8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.21" calcext:value-type="float">
            <text:p>15,2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.99" calcext:value-type="float">
            <text:p>375,9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.65" calcext:value-type="float">
            <text:p>21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250.99" calcext:value-type="float">
            <text:p>8.250,9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42" calcext:value-type="float">
            <text:p>1742</text:p>
          </table:table-cell>
          <table:table-cell table:style-name="ce6" office:value-type="string" calcext:value-type="string">
            <text:p>Verbindlichkeiten soziale Sicherheit</text:p>
          </table:table-cell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35.16" calcext:value-type="float">
            <text:p>35,1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33.1" calcext:value-type="float">
            <text:p>1.233,1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7.1" calcext:value-type="float">
            <text:p>417,1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931.42" calcext:value-type="float">
            <text:p>21.931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600.34" calcext:value-type="float">
            <text:p>20.600,3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295.09" calcext:value-type="float">
            <text:p>17.295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914.68" calcext:value-type="float">
            <text:p>22.914,6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0404.99" calcext:value-type="float">
            <text:p>40.404,9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4.15" calcext:value-type="float">
            <text:p>194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1.2" calcext:value-type="float">
            <text:p>91,2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14.14" calcext:value-type="float">
            <text:p>1.014,1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33.29" calcext:value-type="float">
            <text:p>833,2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57.08" calcext:value-type="float">
            <text:p>557,0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48" calcext:value-type="float">
            <text:p>1748</text:p>
          </table:table-cell>
          <table:table-cell table:style-name="ce6" office:value-type="string" calcext:value-type="string">
            <text:p>Verbindlichk. Einbehaltung Arbeitnehmer</text:p>
          </table:table-cell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220" calcext:value-type="float">
            <text:p>22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0" calcext:value-type="float">
            <text:p>22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750" calcext:value-type="float">
            <text:p>1750</text:p>
          </table:table-cell>
          <table:table-cell table:style-name="ce6" office:value-type="string" calcext:value-type="string">
            <text:p>Verbindlichkeiten a. Vermögensbildung</text:p>
          </table:table-cell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755" calcext:value-type="float">
            <text:p>1755</text:p>
          </table:table-cell>
          <table:table-cell table:style-name="ce6" office:value-type="string" calcext:value-type="string">
            <text:p>Lohn- und Gehaltsverrechnungen</text:p>
          </table:table-cell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759" calcext:value-type="float">
            <text:p>1759</text:p>
          </table:table-cell>
          <table:table-cell table:style-name="ce6" office:value-type="string" calcext:value-type="string">
            <text:p>Voraus.Beitrag ggb. Sozialversich.träger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0452.55" calcext:value-type="float">
            <text:p>20.452,5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0452.55" calcext:value-type="float">
            <text:p>20.452,5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632.7" calcext:value-type="float">
            <text:p>18.632,7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137.43" calcext:value-type="float">
            <text:p>21.137,4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9770.13" calcext:value-type="float">
            <text:p>39.770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774" calcext:value-type="float">
            <text:p>1774</text:p>
          </table:table-cell>
          <table:table-cell table:style-name="ce6" office:value-type="string" calcext:value-type="string">
            <text:p>Umsatzsteuer aus EU-Erwerb 19%</text:p>
          </table:table-cell>
          <table:table-cell table:style-name="ce7"/>
          <table:table-cell table:style-name="ce8" table:number-columns-repeated="2"/>
          <table:table-cell table:style-name="ce7" office:value-type="float" office:value="126.91" calcext:value-type="float">
            <text:p>126,9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.49" calcext:value-type="float">
            <text:p>10,4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7.4" calcext:value-type="float">
            <text:p>137,4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76" calcext:value-type="float">
            <text:p>1776</text:p>
          </table:table-cell>
          <table:table-cell table:style-name="ce6" office:value-type="string" calcext:value-type="string">
            <text:p>Umsatzsteuer 19%</text:p>
          </table:table-cell>
          <table:table-cell table:style-name="ce7"/>
          <table:table-cell table:style-name="ce8" table:number-columns-repeated="2"/>
          <table:table-cell table:style-name="ce7" office:value-type="float" office:value="55118.45" calcext:value-type="float">
            <text:p>55.118,4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5725.33" calcext:value-type="float">
            <text:p>55.725,3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6324.05" calcext:value-type="float">
            <text:p>46.324,0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8734.25" calcext:value-type="float">
            <text:p>28.734,2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6304.4" calcext:value-type="float">
            <text:p>36.304,4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5121.47" calcext:value-type="float">
            <text:p>65.121,4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3048.45" calcext:value-type="float">
            <text:p>43.048,4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3152.75" calcext:value-type="float">
            <text:p>53.152,7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5436.54" calcext:value-type="float">
            <text:p>45.436,5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5322.42" calcext:value-type="float">
            <text:p>45.322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2218.97" calcext:value-type="float">
            <text:p>52.218,9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6724.94" calcext:value-type="float">
            <text:p>56.724,9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83232.02" calcext:value-type="float">
            <text:p>583.232,0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80" calcext:value-type="float">
            <text:p>1780</text:p>
          </table:table-cell>
          <table:table-cell table:style-name="ce6" office:value-type="string" calcext:value-type="string">
            <text:p>Umsatzsteuer-Vorauszahlung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42040.8" calcext:value-type="float">
            <text:p>42.040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122.26" calcext:value-type="float">
            <text:p>18.122,2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334.19" calcext:value-type="float">
            <text:p>25.334,1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070.51" calcext:value-type="float">
            <text:p>10.070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283.77" calcext:value-type="float">
            <text:p>16.283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7893" calcext:value-type="float">
            <text:p>37.893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57.56" calcext:value-type="float">
            <text:p>1.357,5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007.04" calcext:value-type="float">
            <text:p>13.007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695.42" calcext:value-type="float">
            <text:p>13.695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0957.08" calcext:value-type="float">
            <text:p>50.957,0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8761.63" calcext:value-type="float">
            <text:p>228.761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781" calcext:value-type="float">
            <text:p>1781</text:p>
          </table:table-cell>
          <table:table-cell table:style-name="ce6" office:value-type="string" calcext:value-type="string">
            <text:p>Umsatzsteuer-Vorauszahlungen 1/11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8651" calcext:value-type="float">
            <text:p>18.651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170" calcext:value-type="float">
            <text:p>5.17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9" calcext:value-type="float">
            <text:p>10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3930" calcext:value-type="float">
            <text:p>23.93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787" calcext:value-type="float">
            <text:p>1787</text:p>
          </table:table-cell>
          <table:table-cell table:style-name="ce6" office:value-type="string" calcext:value-type="string">
            <text:p>Umsatzsteuer nach § 13b UStG 19%</text:p>
          </table:table-cell>
          <table:table-cell table:style-name="ce7"/>
          <table:table-cell table:style-name="ce8" table:number-columns-repeated="2"/>
          <table:table-cell table:style-name="ce7" office:value-type="float" office:value="1637.77" calcext:value-type="float">
            <text:p>1.637,7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95.44" calcext:value-type="float">
            <text:p>1.295,4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828.76" calcext:value-type="float">
            <text:p>1.828,7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34.7" calcext:value-type="float">
            <text:p>1.634,7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773.05" calcext:value-type="float">
            <text:p>2.773,0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649.08" calcext:value-type="float">
            <text:p>2.649,0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259.01" calcext:value-type="float">
            <text:p>3.259,0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1.84" calcext:value-type="float">
            <text:p>1.661,8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848.54" calcext:value-type="float">
            <text:p>1.848,5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49.68" calcext:value-type="float">
            <text:p>1.949,6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810.66" calcext:value-type="float">
            <text:p>2.810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11.37" calcext:value-type="float">
            <text:p>2.11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5459.9" calcext:value-type="float">
            <text:p>25.459,9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89" calcext:value-type="float">
            <text:p>1789</text:p>
          </table:table-cell>
          <table:table-cell table:style-name="ce6" office:value-type="string" calcext:value-type="string">
            <text:p>Umsatzsteuer laufendes Jahr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9134.84" calcext:value-type="float">
            <text:p>29.134,8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9134.84" calcext:value-type="float">
            <text:p>29.134,8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90" calcext:value-type="float">
            <text:p>1790</text:p>
          </table:table-cell>
          <table:table-cell table:style-name="ce6" office:value-type="string" calcext:value-type="string">
            <text:p>Umsatzsteuer Vorjahr</text:p>
          </table:table-cell>
          <table:table-cell table:style-name="ce7" office:value-type="float" office:value="124525.49" calcext:value-type="float">
            <text:p>124.525,4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264.58" calcext:value-type="float">
            <text:p>41.264,5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310.59" calcext:value-type="float">
            <text:p>25.310,5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8068.02" calcext:value-type="float">
            <text:p>58.068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17.7" calcext:value-type="float">
            <text:p>117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1792" calcext:value-type="float">
            <text:p>1792</text:p>
          </table:table-cell>
          <table:table-cell table:style-name="ce6" office:value-type="string" calcext:value-type="string">
            <text:p>KCP - Verrechnungskonto 2,0% p.a.</text:p>
          </table:table-cell>
          <table:table-cell table:style-name="ce7" office:value-type="float" office:value="625257.95" calcext:value-type="float">
            <text:p>625.257,9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25257.95" calcext:value-type="float">
            <text:p>625.257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1793" calcext:value-type="float">
            <text:p>1793</text:p>
          </table:table-cell>
          <table:table-cell table:style-name="ce6" office:value-type="string" calcext:value-type="string">
            <text:p>Verrechnung Plönzke Holding AG 2,0% p.a.</text:p>
          </table:table-cell>
          <table:table-cell table:style-name="ce7" office:value-type="float" office:value="25823.13" calcext:value-type="float">
            <text:p>25.823,1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5823.13" calcext:value-type="float">
            <text:p>25.823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2110.82" calcext:value-type="float">
            <text:p>12.110,8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110.82" calcext:value-type="float">
            <text:p>12.110,8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1796" calcext:value-type="float">
            <text:p>1796</text:p>
          </table:table-cell>
          <table:table-cell table:style-name="ce6" office:value-type="string" calcext:value-type="string">
            <text:p>Verr. ClipMyHorse.TV International GmbH</text:p>
          </table:table-cell>
          <table:table-cell table:style-name="ce7" office:value-type="float" office:value="56539.79" calcext:value-type="float">
            <text:p>56.539,7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7828.72" calcext:value-type="float">
            <text:p>7.828,7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4368.51" calcext:value-type="float">
            <text:p>64.368,5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2110" calcext:value-type="float">
            <text:p>2110</text:p>
          </table:table-cell>
          <table:table-cell table:style-name="ce6" office:value-type="string" calcext:value-type="string">
            <text:p>Zinsaufwendungen f.kfr.Verbindlichkeit.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914.39" calcext:value-type="float">
            <text:p>13.914,3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914.39" calcext:value-type="float">
            <text:p>13.914,3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200" calcext:value-type="float">
            <text:p>2200</text:p>
          </table:table-cell>
          <table:table-cell table:style-name="ce6" office:value-type="string" calcext:value-type="string">
            <text:p>Körperschaftsteuer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882" calcext:value-type="float">
            <text:p>88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882" calcext:value-type="float">
            <text:p>88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882" calcext:value-type="float">
            <text:p>88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882" calcext:value-type="float">
            <text:p>88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528" calcext:value-type="float">
            <text:p>3.52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208" calcext:value-type="float">
            <text:p>2208</text:p>
          </table:table-cell>
          <table:table-cell table:style-name="ce6" office:value-type="string" calcext:value-type="string">
            <text:p>Solidaritätszuschla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48.51" calcext:value-type="float">
            <text:p>48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48.51" calcext:value-type="float">
            <text:p>48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5" calcext:value-type="float">
            <text:p>27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5" calcext:value-type="float">
            <text:p>2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8.51" calcext:value-type="float">
            <text:p>48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48.51" calcext:value-type="float">
            <text:p>48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4.04" calcext:value-type="float">
            <text:p>194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213" calcext:value-type="float">
            <text:p>2213</text:p>
          </table:table-cell>
          <table:table-cell table:style-name="ce6" office:value-type="string" calcext:value-type="string">
            <text:p>Kapitalertragsteuer 25%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000" calcext:value-type="float">
            <text:p>5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000" calcext:value-type="float">
            <text:p>5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2216" calcext:value-type="float">
            <text:p>2216</text:p>
          </table:table-cell>
          <table:table-cell table:style-name="ce6" office:value-type="string" calcext:value-type="string">
            <text:p>SolZ auf Kapitalertragsteuer 25%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75" calcext:value-type="float">
            <text:p>27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75" calcext:value-type="float">
            <text:p>2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2300" calcext:value-type="float">
            <text:p>2300</text:p>
          </table:table-cell>
          <table:table-cell table:style-name="ce6" office:value-type="string" calcext:value-type="string">
            <text:p>Sonstige Aufwendungen</text:p>
          </table:table-cell>
          <table:table-cell table:style-name="ce7"/>
          <table:table-cell table:style-name="ce8" table:number-columns-repeated="2"/>
          <table:table-cell table:style-name="ce7" office:value-type="float" office:value="1257.57" calcext:value-type="float">
            <text:p>1.257,5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48.75" calcext:value-type="float">
            <text:p>148,7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6.32" calcext:value-type="float">
            <text:p>646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39.5" calcext:value-type="float">
            <text:p>739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8.75" calcext:value-type="float">
            <text:p>158,7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8.75" calcext:value-type="float">
            <text:p>158,7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87.57" calcext:value-type="float">
            <text:p>487,5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646.32" calcext:value-type="float">
            <text:p>646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3900" calcext:value-type="float">
            <text:p>3.9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43.53" calcext:value-type="float">
            <text:p>8.143,5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310" calcext:value-type="float">
            <text:p>2310</text:p>
          </table:table-cell>
          <table:table-cell table:style-name="ce6" office:value-type="string" calcext:value-type="string">
            <text:p>Abgänge Sachanlagen Restbuchwert bei BV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0" calcext:value-type="float">
            <text:p>1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" calcext:value-type="float">
            <text:p>1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315" calcext:value-type="float">
            <text:p>2315</text:p>
          </table:table-cell>
          <table:table-cell table:style-name="ce6" office:value-type="string" calcext:value-type="string">
            <text:p>Abgänge Sachanlagen Restbuchwert bei B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250" calcext:value-type="float">
            <text:p>1.2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250" calcext:value-type="float">
            <text:p>1.2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406" calcext:value-type="float">
            <text:p>2406</text:p>
          </table:table-cell>
          <table:table-cell table:style-name="ce6" office:value-type="string" calcext:value-type="string">
            <text:p>Forderungsverluste 19% USt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74.99" calcext:value-type="float">
            <text:p>374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74.99" calcext:value-type="float">
            <text:p>374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492" calcext:value-type="float">
            <text:p>2492</text:p>
          </table:table-cell>
          <table:table-cell table:style-name="ce6" office:value-type="string" calcext:value-type="string">
            <text:p>abgeführte Gewinne EAV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33225.15" calcext:value-type="float">
            <text:p>233.225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3225.15" calcext:value-type="float">
            <text:p>233.225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494" calcext:value-type="float">
            <text:p>2494</text:p>
          </table:table-cell>
          <table:table-cell table:style-name="ce6" office:value-type="string" calcext:value-type="string">
            <text:p>Ausgleichszahlung Minderheitsgesellschaf</text:p>
          </table:table-cell>
          <table:table-cell table:style-name="ce7"/>
          <table:table-cell table:style-name="ce8" table:number-columns-repeated="2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6.63" calcext:value-type="float">
            <text:p>1.66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7.07" calcext:value-type="float">
            <text:p>1.667,0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000" calcext:value-type="float">
            <text:p>20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2650" calcext:value-type="float">
            <text:p>2650</text:p>
          </table:table-cell>
          <table:table-cell table:style-name="ce6" office:value-type="string" calcext:value-type="string">
            <text:p>Sonstige Zinsen und ähnliche Erträge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7482.89" calcext:value-type="float">
            <text:p>27.482,8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7482.89" calcext:value-type="float">
            <text:p>27.482,8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2730" calcext:value-type="float">
            <text:p>2730</text:p>
          </table:table-cell>
          <table:table-cell table:style-name="ce6" office:value-type="string" calcext:value-type="string">
            <text:p>Erträge aus Herabsetzung PWB auf Ford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00" calcext:value-type="float">
            <text:p>1.3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00" calcext:value-type="float">
            <text:p>1.3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2731" calcext:value-type="float">
            <text:p>2731</text:p>
          </table:table-cell>
          <table:table-cell table:style-name="ce6" office:value-type="string" calcext:value-type="string">
            <text:p>Erträge aus Herabsetzung EWB auf Ford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800" calcext:value-type="float">
            <text:p>6.8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00" calcext:value-type="float">
            <text:p>6.8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2749" calcext:value-type="float">
            <text:p>2749</text:p>
          </table:table-cell>
          <table:table-cell table:style-name="ce6" office:value-type="string" calcext:value-type="string">
            <text:p>Erstattungen AufwendungsausgleichsG</text:p>
          </table:table-cell>
          <table:table-cell table:style-name="ce7"/>
          <table:table-cell table:style-name="ce8" table:number-columns-repeated="2"/>
          <table:table-cell table:style-name="ce7" office:value-type="float" office:value="1712.23" calcext:value-type="float">
            <text:p>1.712,2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712.23" calcext:value-type="float">
            <text:p>1.712,2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2750" calcext:value-type="float">
            <text:p>2750</text:p>
          </table:table-cell>
          <table:table-cell table:style-name="ce6" office:value-type="string" calcext:value-type="string">
            <text:p>Grundstückserträge Miete 19%</text:p>
          </table:table-cell>
          <table:table-cell table:style-name="ce7"/>
          <table:table-cell table:style-name="ce8" table:number-columns-repeated="2"/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749.4" calcext:value-type="float">
            <text:p>749,4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01.07" calcext:value-type="float">
            <text:p>4.001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4761.17" calcext:value-type="float">
            <text:p>44.761,1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3100" calcext:value-type="float">
            <text:p>3100</text:p>
          </table:table-cell>
          <table:table-cell table:style-name="ce6" office:value-type="string" calcext:value-type="string">
            <text:p>Fremdleistungen</text:p>
          </table:table-cell>
          <table:table-cell table:style-name="ce7"/>
          <table:table-cell table:style-name="ce8" table:number-columns-repeated="2"/>
          <table:table-cell table:style-name="ce7" office:value-type="float" office:value="9723.75" calcext:value-type="float">
            <text:p>9.723,7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277.07" calcext:value-type="float">
            <text:p>7.277,0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332.14" calcext:value-type="float">
            <text:p>8.332,1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588.39" calcext:value-type="float">
            <text:p>8.588,3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800.46" calcext:value-type="float">
            <text:p>11.800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501.69" calcext:value-type="float">
            <text:p>9.501,6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057.78" calcext:value-type="float">
            <text:p>17.057,7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755.45" calcext:value-type="float">
            <text:p>60.755,4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886.38" calcext:value-type="float">
            <text:p>11.886,3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316.91" calcext:value-type="float">
            <text:p>15.316,9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275.64" calcext:value-type="float">
            <text:p>11.275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535.71" calcext:value-type="float">
            <text:p>27.535,7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9051.37" calcext:value-type="float">
            <text:p>199.051,3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01" calcext:value-type="float">
            <text:p>3101</text:p>
          </table:table-cell>
          <table:table-cell table:style-name="ce6" office:value-type="string" calcext:value-type="string">
            <text:p>Übertragungs- / TV-Arbeiten</text:p>
          </table:table-cell>
          <table:table-cell table:style-name="ce7"/>
          <table:table-cell table:style-name="ce8" table:number-columns-repeated="2"/>
          <table:table-cell table:style-name="ce7" office:value-type="float" office:value="47802.3" calcext:value-type="float">
            <text:p>47.802,3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267.7" calcext:value-type="float">
            <text:p>23.267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7590" calcext:value-type="float">
            <text:p>37.59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3612.44" calcext:value-type="float">
            <text:p>53.612,4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4217.56" calcext:value-type="float">
            <text:p>54.217,5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5890" calcext:value-type="float">
            <text:p>115.89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1535" calcext:value-type="float">
            <text:p>51.53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5132.8" calcext:value-type="float">
            <text:p>115.132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3687.2" calcext:value-type="float">
            <text:p>63.687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756" calcext:value-type="float">
            <text:p>23.756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4990" calcext:value-type="float">
            <text:p>84.99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4569.76" calcext:value-type="float">
            <text:p>44.569,7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26911.24" calcext:value-type="float">
            <text:p>626.911,2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02" calcext:value-type="float">
            <text:p>3102</text:p>
          </table:table-cell>
          <table:table-cell table:style-name="ce6" office:value-type="string" calcext:value-type="string">
            <text:p>Moderatoren &amp; Kommentatoren</text:p>
          </table:table-cell>
          <table:table-cell table:style-name="ce7"/>
          <table:table-cell table:style-name="ce8" table:number-columns-repeated="2"/>
          <table:table-cell table:style-name="ce7" office:value-type="float" office:value="4000" calcext:value-type="float">
            <text:p>4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00" calcext:value-type="float">
            <text:p>4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600" calcext:value-type="float">
            <text:p>2.6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00" calcext:value-type="float">
            <text:p>2.8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850" calcext:value-type="float">
            <text:p>9.8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180" calcext:value-type="float">
            <text:p>7.1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700" calcext:value-type="float">
            <text:p>9.7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00" calcext:value-type="float">
            <text:p>2.4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425.8" calcext:value-type="float">
            <text:p>7.425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00" calcext:value-type="float">
            <text:p>1.8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400" calcext:value-type="float">
            <text:p>3.4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00" calcext:value-type="float">
            <text:p>2.8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4355.8" calcext:value-type="float">
            <text:p>54.355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03" calcext:value-type="float">
            <text:p>3103</text:p>
          </table:table-cell>
          <table:table-cell table:style-name="ce6" office:value-type="string" calcext:value-type="string">
            <text:p>Streamin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197" calcext:value-type="float">
            <text:p>3.19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197" calcext:value-type="float">
            <text:p>3.19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04" calcext:value-type="float">
            <text:p>3104</text:p>
          </table:table-cell>
          <table:table-cell table:style-name="ce6" office:value-type="string" calcext:value-type="string">
            <text:p>Marketing Konrad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14.7" calcext:value-type="float">
            <text:p>614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14.7" calcext:value-type="float">
            <text:p>614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05" calcext:value-type="float">
            <text:p>3105</text:p>
          </table:table-cell>
          <table:table-cell table:style-name="ce6" office:value-type="string" calcext:value-type="string">
            <text:p>Fremdleistung betriebswirtschaftlich</text:p>
          </table:table-cell>
          <table:table-cell table:style-name="ce7"/>
          <table:table-cell table:style-name="ce8" table:number-columns-repeated="2"/>
          <table:table-cell table:style-name="ce7" office:value-type="float" office:value="4500" calcext:value-type="float">
            <text:p>4.5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4500" calcext:value-type="float">
            <text:p>4.5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08" calcext:value-type="float">
            <text:p>3108</text:p>
          </table:table-cell>
          <table:table-cell table:style-name="ce6" office:value-type="string" calcext:value-type="string">
            <text:p>Systemgebühren</text:p>
          </table:table-cell>
          <table:table-cell table:style-name="ce7"/>
          <table:table-cell table:style-name="ce8" table:number-columns-repeated="2"/>
          <table:table-cell table:style-name="ce7" office:value-type="float" office:value="2500" calcext:value-type="float">
            <text:p>2.5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500" calcext:value-type="float">
            <text:p>2.5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000" calcext:value-type="float">
            <text:p>5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15" calcext:value-type="float">
            <text:p>3115</text:p>
          </table:table-cell>
          <table:table-cell table:style-name="ce6" office:value-type="string" calcext:value-type="string">
            <text:p>Management - allocation</text:p>
          </table:table-cell>
          <table:table-cell table:style-name="ce7"/>
          <table:table-cell table:style-name="ce8" table:number-columns-repeated="2"/>
          <table:table-cell table:style-name="ce7" office:value-type="float" office:value="1410.51" calcext:value-type="float">
            <text:p>1.410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26.23" calcext:value-type="float">
            <text:p>1.426,2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59.15" calcext:value-type="float">
            <text:p>1.259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83.11" calcext:value-type="float">
            <text:p>1.283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95.23" calcext:value-type="float">
            <text:p>1.295,2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80.17" calcext:value-type="float">
            <text:p>1.280,1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80.61" calcext:value-type="float">
            <text:p>1.280,6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84.67" calcext:value-type="float">
            <text:p>1.284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54.05" calcext:value-type="float">
            <text:p>1.254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56.42" calcext:value-type="float">
            <text:p>1.256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92.28" calcext:value-type="float">
            <text:p>1.492,2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36.86" calcext:value-type="float">
            <text:p>1.036,8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559.29" calcext:value-type="float">
            <text:p>15.559,2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16" calcext:value-type="float">
            <text:p>3116</text:p>
          </table:table-cell>
          <table:table-cell table:style-name="ce6" office:value-type="string" calcext:value-type="string">
            <text:p>Support - allocation</text:p>
          </table:table-cell>
          <table:table-cell table:style-name="ce7"/>
          <table:table-cell table:style-name="ce8" table:number-columns-repeated="2"/>
          <table:table-cell table:style-name="ce7" office:value-type="float" office:value="11777.99" calcext:value-type="float">
            <text:p>11.777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505.5" calcext:value-type="float">
            <text:p>11.505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488" calcext:value-type="float">
            <text:p>11.48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539" calcext:value-type="float">
            <text:p>11.53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682.01" calcext:value-type="float">
            <text:p>11.682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641.01" calcext:value-type="float">
            <text:p>11.641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913.5" calcext:value-type="float">
            <text:p>11.913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846.5" calcext:value-type="float">
            <text:p>11.846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746.5" calcext:value-type="float">
            <text:p>11.746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358" calcext:value-type="float">
            <text:p>11.35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979.53" calcext:value-type="float">
            <text:p>13.979,5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332.97" calcext:value-type="float">
            <text:p>9.332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9810.51" calcext:value-type="float">
            <text:p>139.810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Controlling - allocation</text:p>
          </table:table-cell>
          <table:table-cell table:style-name="ce7"/>
          <table:table-cell table:style-name="ce8" table:number-columns-repeated="2"/>
          <table:table-cell table:style-name="ce7" office:value-type="float" office:value="3705.56" calcext:value-type="float">
            <text:p>3.705,5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45.9" calcext:value-type="float">
            <text:p>3.045,9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46.4" calcext:value-type="float">
            <text:p>3.046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430.47" calcext:value-type="float">
            <text:p>3.430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16.13" calcext:value-type="float">
            <text:p>3.216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99.13" calcext:value-type="float">
            <text:p>3.099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135.13" calcext:value-type="float">
            <text:p>3.135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82.13" calcext:value-type="float">
            <text:p>3.282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99.13" calcext:value-type="float">
            <text:p>3.099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99.13" calcext:value-type="float">
            <text:p>3.099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87.96" calcext:value-type="float">
            <text:p>3.687,9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51.3" calcext:value-type="float">
            <text:p>2.551,3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8398.37" calcext:value-type="float">
            <text:p>38.398,3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18" calcext:value-type="float">
            <text:p>3118</text:p>
          </table:table-cell>
          <table:table-cell table:style-name="ce6" office:value-type="string" calcext:value-type="string">
            <text:p>Finance - allocation</text:p>
          </table:table-cell>
          <table:table-cell table:style-name="ce7"/>
          <table:table-cell table:style-name="ce8" table:number-columns-repeated="2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00" calcext:value-type="float">
            <text:p>4.2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998" calcext:value-type="float">
            <text:p>4.99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402" calcext:value-type="float">
            <text:p>3.40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0400" calcext:value-type="float">
            <text:p>50.4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23" calcext:value-type="float">
            <text:p>3123</text:p>
          </table:table-cell>
          <table:table-cell table:style-name="ce6" office:value-type="string" calcext:value-type="string">
            <text:p>Sonst. Leistung EU 19% Vorst., 19% USt</text:p>
          </table:table-cell>
          <table:table-cell table:style-name="ce7"/>
          <table:table-cell table:style-name="ce8" table:number-columns-repeated="2"/>
          <table:table-cell table:style-name="ce7" office:value-type="float" office:value="1451.76" calcext:value-type="float">
            <text:p>1.451,7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91.29" calcext:value-type="float">
            <text:p>391,2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03.81" calcext:value-type="float">
            <text:p>603,8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4.05" calcext:value-type="float">
            <text:p>644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91.6" calcext:value-type="float">
            <text:p>591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54.66" calcext:value-type="float">
            <text:p>554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60.65" calcext:value-type="float">
            <text:p>660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66.66" calcext:value-type="float">
            <text:p>666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94.66" calcext:value-type="float">
            <text:p>594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00.65" calcext:value-type="float">
            <text:p>700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22.34" calcext:value-type="float">
            <text:p>922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45.33" calcext:value-type="float">
            <text:p>745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744.88" calcext:value-type="float">
            <text:p>7.744,8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125" calcext:value-type="float">
            <text:p>3125</text:p>
          </table:table-cell>
          <table:table-cell table:style-name="ce6" office:value-type="string" calcext:value-type="string">
            <text:p>Leistungen ausl. UN 19% Vorst., 19% USt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616.68" calcext:value-type="float">
            <text:p>1.616,6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79.01" calcext:value-type="float">
            <text:p>679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09.95" calcext:value-type="float">
            <text:p>709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08.42" calcext:value-type="float">
            <text:p>708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15.05" calcext:value-type="float">
            <text:p>715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09.93" calcext:value-type="float">
            <text:p>709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86.74" calcext:value-type="float">
            <text:p>986,7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29.65" calcext:value-type="float">
            <text:p>729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15.51" calcext:value-type="float">
            <text:p>715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20.29" calcext:value-type="float">
            <text:p>720,2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07.79" calcext:value-type="float">
            <text:p>707,7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999.02" calcext:value-type="float">
            <text:p>8.999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3730" calcext:value-type="float">
            <text:p>3730</text:p>
          </table:table-cell>
          <table:table-cell table:style-name="ce6" office:value-type="string" calcext:value-type="string">
            <text:p>Erhaltene Skonti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" calcext:value-type="float">
            <text:p>1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" calcext:value-type="float">
            <text:p>1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3736" calcext:value-type="float">
            <text:p>3736</text:p>
          </table:table-cell>
          <table:table-cell table:style-name="ce6" office:value-type="string" calcext:value-type="string">
            <text:p>Erhaltene Skonti 19% Vorsteuer</text:p>
          </table:table-cell>
          <table:table-cell table:style-name="ce7"/>
          <table:table-cell table:style-name="ce8" table:number-columns-repeated="2"/>
          <table:table-cell table:style-name="ce7" office:value-type="float" office:value="3468" calcext:value-type="float">
            <text:p>3.468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60.01" calcext:value-type="float">
            <text:p>1.360,0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008.52" calcext:value-type="float">
            <text:p>2.008,5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45" calcext:value-type="float">
            <text:p>1.54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28.24" calcext:value-type="float">
            <text:p>1.928,2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276.2" calcext:value-type="float">
            <text:p>2.276,2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115.49" calcext:value-type="float">
            <text:p>3.115,4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332.01" calcext:value-type="float">
            <text:p>6.332,0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473.5" calcext:value-type="float">
            <text:p>2.473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612.52" calcext:value-type="float">
            <text:p>3.612,5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793.5" calcext:value-type="float">
            <text:p>2.793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0912.99" calcext:value-type="float">
            <text:p>30.912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980"/>
        </table:table-row>
        <table:table-row table:style-name="ro2">
          <table:table-cell table:style-name="ce3" office:value-type="float" office:value="4120" calcext:value-type="float">
            <text:p>4120</text:p>
          </table:table-cell>
          <table:table-cell table:style-name="ce6" office:value-type="string" calcext:value-type="string">
            <text:p>Gehälter</text:p>
          </table:table-cell>
          <table:table-cell table:style-name="ce7"/>
          <table:table-cell table:style-name="ce8" table:number-columns-repeated="2"/>
          <table:table-cell table:style-name="ce7" office:value-type="float" office:value="79524.96" calcext:value-type="float">
            <text:p>79.524,9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7098.5" calcext:value-type="float">
            <text:p>77.098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8015.17" calcext:value-type="float">
            <text:p>78.015,1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514.97" calcext:value-type="float">
            <text:p>43.514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491.97" calcext:value-type="float">
            <text:p>42.491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4413.65" calcext:value-type="float">
            <text:p>44.413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132.53" calcext:value-type="float">
            <text:p>43.132,5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323.77" calcext:value-type="float">
            <text:p>43.323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323.77" calcext:value-type="float">
            <text:p>43.323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323.77" calcext:value-type="float">
            <text:p>43.323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5919.77" calcext:value-type="float">
            <text:p>45.919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4491.32" calcext:value-type="float">
            <text:p>44.491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28574.15" calcext:value-type="float">
            <text:p>628.574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30" calcext:value-type="float">
            <text:p>4130</text:p>
          </table:table-cell>
          <table:table-cell table:style-name="ce6" office:value-type="string" calcext:value-type="string">
            <text:p>Gesetzliche Sozialaufwendungen</text:p>
          </table:table-cell>
          <table:table-cell table:style-name="ce7"/>
          <table:table-cell table:style-name="ce8" table:number-columns-repeated="2"/>
          <table:table-cell table:style-name="ce7" office:value-type="float" office:value="16636.59" calcext:value-type="float">
            <text:p>16.636,5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998.01" calcext:value-type="float">
            <text:p>16.998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701.37" calcext:value-type="float">
            <text:p>17.701,3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147.64" calcext:value-type="float">
            <text:p>10.147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187.64" calcext:value-type="float">
            <text:p>10.187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040.23" calcext:value-type="float">
            <text:p>11.040,2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565.83" calcext:value-type="float">
            <text:p>10.565,8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705.83" calcext:value-type="float">
            <text:p>10.705,8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725.48" calcext:value-type="float">
            <text:p>10.725,4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716.56" calcext:value-type="float">
            <text:p>10.716,5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974.35" calcext:value-type="float">
            <text:p>10.974,3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099.48" calcext:value-type="float">
            <text:p>10.099,4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6499.01" calcext:value-type="float">
            <text:p>146.499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38" calcext:value-type="float">
            <text:p>4138</text:p>
          </table:table-cell>
          <table:table-cell table:style-name="ce6" office:value-type="string" calcext:value-type="string">
            <text:p>Beiträge zur Berufsgenossenschaft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150.73" calcext:value-type="float">
            <text:p>3.150,7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00" calcext:value-type="float">
            <text:p>1.3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850.73" calcext:value-type="float">
            <text:p>1.850,7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40" calcext:value-type="float">
            <text:p>4140</text:p>
          </table:table-cell>
          <table:table-cell table:style-name="ce6" office:value-type="string" calcext:value-type="string">
            <text:p>Freiwillige soziale Aufwendung. LSt-frei</text:p>
          </table:table-cell>
          <table:table-cell table:style-name="ce7"/>
          <table:table-cell table:style-name="ce8" table:number-columns-repeated="2"/>
          <table:table-cell table:style-name="ce7" office:value-type="float" office:value="354.99" calcext:value-type="float">
            <text:p>354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16.43" calcext:value-type="float">
            <text:p>316,4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9.54" calcext:value-type="float">
            <text:p>199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2.48" calcext:value-type="float">
            <text:p>302,4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9.97" calcext:value-type="float">
            <text:p>299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3.61" calcext:value-type="float">
            <text:p>213,6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2.83" calcext:value-type="float">
            <text:p>302,8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33.4" calcext:value-type="float">
            <text:p>333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3.7" calcext:value-type="float">
            <text:p>233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2.6" calcext:value-type="float">
            <text:p>272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5.34" calcext:value-type="float">
            <text:p>235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0.33" calcext:value-type="float">
            <text:p>140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05.22" calcext:value-type="float">
            <text:p>3.205,2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56" calcext:value-type="float">
            <text:p>4156</text:p>
          </table:table-cell>
          <table:table-cell table:style-name="ce6" office:value-type="string" calcext:value-type="string">
            <text:p>Aufwendung Veränderung Urlaubsrückst.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244.32" calcext:value-type="float">
            <text:p>6.244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244.32" calcext:value-type="float">
            <text:p>6.244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60" calcext:value-type="float">
            <text:p>4160</text:p>
          </table:table-cell>
          <table:table-cell table:style-name="ce6" office:value-type="string" calcext:value-type="string">
            <text:p>Versorgungskassen</text:p>
          </table:table-cell>
          <table:table-cell table:style-name="ce7"/>
          <table:table-cell table:style-name="ce8" table:number-columns-repeated="2"/>
          <table:table-cell table:style-name="ce7" office:value-type="float" office:value="713.95" calcext:value-type="float">
            <text:p>713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13.95" calcext:value-type="float">
            <text:p>713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937.79" calcext:value-type="float">
            <text:p>2.937,7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0.82" calcext:value-type="float">
            <text:p>810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0.82" calcext:value-type="float">
            <text:p>810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0.82" calcext:value-type="float">
            <text:p>810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0.82" calcext:value-type="float">
            <text:p>810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0.82" calcext:value-type="float">
            <text:p>810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0.82" calcext:value-type="float">
            <text:p>810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89.18" calcext:value-type="float">
            <text:p>489,1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741.43" calcext:value-type="float">
            <text:p>8.741,4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65" calcext:value-type="float">
            <text:p>4165</text:p>
          </table:table-cell>
          <table:table-cell table:style-name="ce6" office:value-type="string" calcext:value-type="string">
            <text:p>Aufwendungen für Altersversorgung</text:p>
          </table:table-cell>
          <table:table-cell table:style-name="ce7"/>
          <table:table-cell table:style-name="ce8" table:number-columns-repeated="2"/>
          <table:table-cell table:style-name="ce7" office:value-type="float" office:value="55.7" calcext:value-type="float">
            <text:p>55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5.7" calcext:value-type="float">
            <text:p>55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5.7" calcext:value-type="float">
            <text:p>55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38.1" calcext:value-type="float">
            <text:p>338,1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70" calcext:value-type="float">
            <text:p>4170</text:p>
          </table:table-cell>
          <table:table-cell table:style-name="ce6" office:value-type="string" calcext:value-type="string">
            <text:p>Vermögenswirksame Leistungen</text:p>
          </table:table-cell>
          <table:table-cell table:style-name="ce7"/>
          <table:table-cell table:style-name="ce8" table:number-columns-repeated="2"/>
          <table:table-cell table:style-name="ce7" office:value-type="float" office:value="140" calcext:value-type="float">
            <text:p>14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0" calcext:value-type="float">
            <text:p>14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0" calcext:value-type="float">
            <text:p>14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" calcext:value-type="float">
            <text:p>8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40" calcext:value-type="float">
            <text:p>1.14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94" calcext:value-type="float">
            <text:p>4194</text:p>
          </table:table-cell>
          <table:table-cell table:style-name="ce6" office:value-type="string" calcext:value-type="string">
            <text:p>Pauschale Steuern Minijobber</text:p>
          </table:table-cell>
          <table:table-cell table:style-name="ce7"/>
          <table:table-cell table:style-name="ce8" table:number-columns-repeated="2"/>
          <table:table-cell table:style-name="ce7" office:value-type="float" office:value="86.7" calcext:value-type="float">
            <text:p>86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2.8" calcext:value-type="float">
            <text:p>112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3.15" calcext:value-type="float">
            <text:p>133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2.75" calcext:value-type="float">
            <text:p>92,7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0.5" calcext:value-type="float">
            <text:p>110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4.55" calcext:value-type="float">
            <text:p>144,5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9.4" calcext:value-type="float">
            <text:p>119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0.54" calcext:value-type="float">
            <text:p>130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3.15" calcext:value-type="float">
            <text:p>123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3.39" calcext:value-type="float">
            <text:p>143,3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6.78" calcext:value-type="float">
            <text:p>126,7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9.4" calcext:value-type="float">
            <text:p>119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43.11" calcext:value-type="float">
            <text:p>1.443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95" calcext:value-type="float">
            <text:p>4195</text:p>
          </table:table-cell>
          <table:table-cell table:style-name="ce6" office:value-type="string" calcext:value-type="string">
            <text:p>Löhne für Minijobs</text:p>
          </table:table-cell>
          <table:table-cell table:style-name="ce7"/>
          <table:table-cell table:style-name="ce8" table:number-columns-repeated="2"/>
          <table:table-cell table:style-name="ce7" office:value-type="float" office:value="5264.5" calcext:value-type="float">
            <text:p>5.264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195" calcext:value-type="float">
            <text:p>7.19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769.5" calcext:value-type="float">
            <text:p>9.769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927" calcext:value-type="float">
            <text:p>7.92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212.5" calcext:value-type="float">
            <text:p>8.212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164" calcext:value-type="float">
            <text:p>10.164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724.5" calcext:value-type="float">
            <text:p>9.724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806.5" calcext:value-type="float">
            <text:p>8.806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827" calcext:value-type="float">
            <text:p>8.82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911" calcext:value-type="float">
            <text:p>8.911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607.5" calcext:value-type="float">
            <text:p>7.607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661" calcext:value-type="float">
            <text:p>6.661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9070" calcext:value-type="float">
            <text:p>99.07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199" calcext:value-type="float">
            <text:p>4199</text:p>
          </table:table-cell>
          <table:table-cell table:style-name="ce6" office:value-type="string" calcext:value-type="string">
            <text:p>Pauschale Steuer für Aushilfen</text:p>
          </table:table-cell>
          <table:table-cell table:style-name="ce7"/>
          <table:table-cell table:style-name="ce8" table:number-columns-repeated="2"/>
          <table:table-cell table:style-name="ce7" office:value-type="float" office:value="37.2" calcext:value-type="float">
            <text:p>37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.54" calcext:value-type="float">
            <text:p>23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.54" calcext:value-type="float">
            <text:p>23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.54" calcext:value-type="float">
            <text:p>23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.54" calcext:value-type="float">
            <text:p>23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5.85" calcext:value-type="float">
            <text:p>175,8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6.21" calcext:value-type="float">
            <text:p>146,2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2.36" calcext:value-type="float">
            <text:p>72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.66" calcext:value-type="float">
            <text:p>81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9.56" calcext:value-type="float">
            <text:p>59,5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4.66" calcext:value-type="float">
            <text:p>54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.72" calcext:value-type="float">
            <text:p>60,7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82.38" calcext:value-type="float">
            <text:p>782,3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210" calcext:value-type="float">
            <text:p>4210</text:p>
          </table:table-cell>
          <table:table-cell table:style-name="ce6" office:value-type="string" calcext:value-type="string">
            <text:p>Miete, unbewegliche Wirtschaftsgüter</text:p>
          </table:table-cell>
          <table:table-cell table:style-name="ce7"/>
          <table:table-cell table:style-name="ce8" table:number-columns-repeated="2"/>
          <table:table-cell table:style-name="ce7" office:value-type="float" office:value="7277.41" calcext:value-type="float">
            <text:p>7.27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277.41" calcext:value-type="float">
            <text:p>7.27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277.41" calcext:value-type="float">
            <text:p>7.27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27.41" calcext:value-type="float">
            <text:p>6.82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576.81" calcext:value-type="float">
            <text:p>7.576,8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27.41" calcext:value-type="float">
            <text:p>6.82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78.01" calcext:value-type="float">
            <text:p>6.078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27.41" calcext:value-type="float">
            <text:p>6.82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27.41" calcext:value-type="float">
            <text:p>6.82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27.41" calcext:value-type="float">
            <text:p>6.82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27.41" calcext:value-type="float">
            <text:p>6.82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27.41" calcext:value-type="float">
            <text:p>6.827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3278.92" calcext:value-type="float">
            <text:p>83.278,9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240" calcext:value-type="float">
            <text:p>4240</text:p>
          </table:table-cell>
          <table:table-cell table:style-name="ce6" office:value-type="string" calcext:value-type="string">
            <text:p>Gas, Strom, Wasser</text:p>
          </table:table-cell>
          <table:table-cell table:style-name="ce7"/>
          <table:table-cell table:style-name="ce8" table:number-columns-repeated="2"/>
          <table:table-cell table:style-name="ce7" office:value-type="float" office:value="363.87" calcext:value-type="float">
            <text:p>36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3.87" calcext:value-type="float">
            <text:p>36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3.87" calcext:value-type="float">
            <text:p>36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3.87" calcext:value-type="float">
            <text:p>36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3.87" calcext:value-type="float">
            <text:p>36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3.87" calcext:value-type="float">
            <text:p>36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3" calcext:value-type="float">
            <text:p>433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4.74" calcext:value-type="float">
            <text:p>294,7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3.87" calcext:value-type="float">
            <text:p>36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3.87" calcext:value-type="float">
            <text:p>36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9.15" calcext:value-type="float">
            <text:p>39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74.79" calcext:value-type="float">
            <text:p>374,7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052.64" calcext:value-type="float">
            <text:p>4.052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360" calcext:value-type="float">
            <text:p>4360</text:p>
          </table:table-cell>
          <table:table-cell table:style-name="ce6" office:value-type="string" calcext:value-type="string">
            <text:p>Versicherungen</text:p>
          </table:table-cell>
          <table:table-cell table:style-name="ce7"/>
          <table:table-cell table:style-name="ce8" table:number-columns-repeated="2"/>
          <table:table-cell table:style-name="ce7" office:value-type="float" office:value="24.93" calcext:value-type="float">
            <text:p>24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.93" calcext:value-type="float">
            <text:p>24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.93" calcext:value-type="float">
            <text:p>24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.03" calcext:value-type="float">
            <text:p>43,0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.93" calcext:value-type="float">
            <text:p>24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0.9" calcext:value-type="float">
            <text:p>600,9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.93" calcext:value-type="float">
            <text:p>24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.93" calcext:value-type="float">
            <text:p>24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691.51" calcext:value-type="float">
            <text:p>6.691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01.98" calcext:value-type="float">
            <text:p>2.901,9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.93" calcext:value-type="float">
            <text:p>24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.95" calcext:value-type="float">
            <text:p>24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436.88" calcext:value-type="float">
            <text:p>10.436,8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380" calcext:value-type="float">
            <text:p>4380</text:p>
          </table:table-cell>
          <table:table-cell table:style-name="ce6" office:value-type="string" calcext:value-type="string">
            <text:p>Beiträge / Gebühr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4.09" calcext:value-type="float">
            <text:p>64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4" calcext:value-type="float">
            <text:p>144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84.6" calcext:value-type="float">
            <text:p>384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7.47" calcext:value-type="float">
            <text:p>77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0" calcext:value-type="float">
            <text:p>1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5.47" calcext:value-type="float">
            <text:p>225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2.47" calcext:value-type="float">
            <text:p>52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7.98" calcext:value-type="float">
            <text:p>127,9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.77" calcext:value-type="float">
            <text:p>6,7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2.47" calcext:value-type="float">
            <text:p>52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47.53" calcext:value-type="float">
            <text:p>447,5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69.31" calcext:value-type="float">
            <text:p>1.669,3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510" calcext:value-type="float">
            <text:p>4510</text:p>
          </table:table-cell>
          <table:table-cell table:style-name="ce6" office:value-type="string" calcext:value-type="string">
            <text:p>Kfz-Steuern</text:p>
          </table:table-cell>
          <table:table-cell table:style-name="ce7"/>
          <table:table-cell table:style-name="ce8" table:number-columns-repeated="2"/>
          <table:table-cell table:style-name="ce7" office:value-type="float" office:value="46.83" calcext:value-type="float">
            <text:p>46,8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.67" calcext:value-type="float">
            <text:p>30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56.33" calcext:value-type="float">
            <text:p>256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84.33" calcext:value-type="float">
            <text:p>1.284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.33" calcext:value-type="float">
            <text:p>68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.33" calcext:value-type="float">
            <text:p>68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7.33" calcext:value-type="float">
            <text:p>37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.33" calcext:value-type="float">
            <text:p>68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02.33" calcext:value-type="float">
            <text:p>402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22.33" calcext:value-type="float">
            <text:p>722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8.52" calcext:value-type="float">
            <text:p>228,5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82.63" calcext:value-type="float">
            <text:p>182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512.65" calcext:value-type="float">
            <text:p>2.512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520" calcext:value-type="float">
            <text:p>4520</text:p>
          </table:table-cell>
          <table:table-cell table:style-name="ce6" office:value-type="string" calcext:value-type="string">
            <text:p>Kfz-Versicherungen</text:p>
          </table:table-cell>
          <table:table-cell table:style-name="ce7"/>
          <table:table-cell table:style-name="ce8" table:number-columns-repeated="2"/>
          <table:table-cell table:style-name="ce7" office:value-type="float" office:value="1132.05" calcext:value-type="float">
            <text:p>1.132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76.93" calcext:value-type="float">
            <text:p>476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70.69" calcext:value-type="float">
            <text:p>1.170,6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09.2" calcext:value-type="float">
            <text:p>1.009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63.41" calcext:value-type="float">
            <text:p>1.063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45.12" calcext:value-type="float">
            <text:p>1.045,1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83.32" calcext:value-type="float">
            <text:p>983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18.25" calcext:value-type="float">
            <text:p>1.018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18.25" calcext:value-type="float">
            <text:p>1.018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91.38" calcext:value-type="float">
            <text:p>991,3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54.95" calcext:value-type="float">
            <text:p>2.054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00.31" calcext:value-type="float">
            <text:p>1.700,3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663.86" calcext:value-type="float">
            <text:p>13.663,8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530" calcext:value-type="float">
            <text:p>4530</text:p>
          </table:table-cell>
          <table:table-cell table:style-name="ce6" office:value-type="string" calcext:value-type="string">
            <text:p>Laufende Kfz-Betriebskosten</text:p>
          </table:table-cell>
          <table:table-cell table:style-name="ce7"/>
          <table:table-cell table:style-name="ce8" table:number-columns-repeated="2"/>
          <table:table-cell table:style-name="ce7" office:value-type="float" office:value="1536.67" calcext:value-type="float">
            <text:p>1.53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7.8" calcext:value-type="float">
            <text:p>177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020.92" calcext:value-type="float">
            <text:p>4.020,9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30.32" calcext:value-type="float">
            <text:p>2.230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34.85" calcext:value-type="float">
            <text:p>334,8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588.38" calcext:value-type="float">
            <text:p>4.588,3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88.27" calcext:value-type="float">
            <text:p>6.488,2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30.43" calcext:value-type="float">
            <text:p>2.430,4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62.92" calcext:value-type="float">
            <text:p>2.262,9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50.25" calcext:value-type="float">
            <text:p>1.450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487.36" calcext:value-type="float">
            <text:p>4.487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17.87" calcext:value-type="float">
            <text:p>2.017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026.04" calcext:value-type="float">
            <text:p>32.026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540" calcext:value-type="float">
            <text:p>4540</text:p>
          </table:table-cell>
          <table:table-cell table:style-name="ce6" office:value-type="string" calcext:value-type="string">
            <text:p>Kfz-Reparaturen</text:p>
          </table:table-cell>
          <table:table-cell table:style-name="ce7"/>
          <table:table-cell table:style-name="ce8" table:number-columns-repeated="2"/>
          <table:table-cell table:style-name="ce7" office:value-type="float" office:value="326.84" calcext:value-type="float">
            <text:p>326,8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69.31" calcext:value-type="float">
            <text:p>869,3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56.12" calcext:value-type="float">
            <text:p>1.456,1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65.95" calcext:value-type="float">
            <text:p>765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57.09" calcext:value-type="float">
            <text:p>2.157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30" calcext:value-type="float">
            <text:p>93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5.13" calcext:value-type="float">
            <text:p>65,1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 office:value-type="float" office:value="722.85" calcext:value-type="float">
            <text:p>722,8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72.58" calcext:value-type="float">
            <text:p>972,5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962.75" calcext:value-type="float">
            <text:p>1.962,7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238.36" calcext:value-type="float">
            <text:p>8.238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570" calcext:value-type="float">
            <text:p>4570</text:p>
          </table:table-cell>
          <table:table-cell table:style-name="ce6" office:value-type="string" calcext:value-type="string">
            <text:p>Mietleasing Kfz</text:p>
          </table:table-cell>
          <table:table-cell table:style-name="ce7"/>
          <table:table-cell table:style-name="ce8" table:number-columns-repeated="2"/>
          <table:table-cell table:style-name="ce7" office:value-type="float" office:value="6116.63" calcext:value-type="float">
            <text:p>6.116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572.46" calcext:value-type="float">
            <text:p>7.572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939.78" calcext:value-type="float">
            <text:p>6.939,7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180.8" calcext:value-type="float">
            <text:p>7.180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65.49" calcext:value-type="float">
            <text:p>8.065,4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318.71" calcext:value-type="float">
            <text:p>7.318,7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601.11" calcext:value-type="float">
            <text:p>5.601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571.93" calcext:value-type="float">
            <text:p>6.571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571.93" calcext:value-type="float">
            <text:p>6.571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966.46" calcext:value-type="float">
            <text:p>5.966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888.74" calcext:value-type="float">
            <text:p>7.888,7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34.05" calcext:value-type="float">
            <text:p>4.234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028.09" calcext:value-type="float">
            <text:p>80.028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580" calcext:value-type="float">
            <text:p>4580</text:p>
          </table:table-cell>
          <table:table-cell table:style-name="ce6" office:value-type="string" calcext:value-type="string">
            <text:p>Sonstige Kfz-Kosten</text:p>
          </table:table-cell>
          <table:table-cell table:style-name="ce7"/>
          <table:table-cell table:style-name="ce8" table:number-columns-repeated="2"/>
          <table:table-cell table:style-name="ce7" office:value-type="float" office:value="1680.68" calcext:value-type="float">
            <text:p>1.680,6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70.15" calcext:value-type="float">
            <text:p>870,1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.88" calcext:value-type="float">
            <text:p>10,8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561.71" calcext:value-type="float">
            <text:p>2.561,7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00" calcext:value-type="float">
            <text:p>4600</text:p>
          </table:table-cell>
          <table:table-cell table:style-name="ce6" office:value-type="string" calcext:value-type="string">
            <text:p>Werbekosten</text:p>
          </table:table-cell>
          <table:table-cell table:style-name="ce7"/>
          <table:table-cell table:style-name="ce8" table:number-columns-repeated="2"/>
          <table:table-cell table:style-name="ce7" office:value-type="float" office:value="157" calcext:value-type="float">
            <text:p>15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97.7" calcext:value-type="float">
            <text:p>697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3.2" calcext:value-type="float">
            <text:p>323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20.81" calcext:value-type="float">
            <text:p>3.220,8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7.61" calcext:value-type="float">
            <text:p>47,6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088.09" calcext:value-type="float">
            <text:p>2.088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98.01" calcext:value-type="float">
            <text:p>1.298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.17" calcext:value-type="float">
            <text:p>25,1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7.5" calcext:value-type="float">
            <text:p>57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4723.01" calcext:value-type="float">
            <text:p>4.723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40" calcext:value-type="float">
            <text:p>3.04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582.88" calcext:value-type="float">
            <text:p>15.582,8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01" calcext:value-type="float">
            <text:p>4601</text:p>
          </table:table-cell>
          <table:table-cell table:style-name="ce6" office:value-type="string" calcext:value-type="string">
            <text:p>Online Marketing (Google, Facebook)</text:p>
          </table:table-cell>
          <table:table-cell table:style-name="ce7"/>
          <table:table-cell table:style-name="ce8" table:number-columns-repeated="2"/>
          <table:table-cell table:style-name="ce7" office:value-type="float" office:value="7168.11" calcext:value-type="float">
            <text:p>7.168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592.74" calcext:value-type="float">
            <text:p>5.592,7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178.11" calcext:value-type="float">
            <text:p>7.178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16.47" calcext:value-type="float">
            <text:p>6.416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074.11" calcext:value-type="float">
            <text:p>12.074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161.3" calcext:value-type="float">
            <text:p>11.161,3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248.91" calcext:value-type="float">
            <text:p>14.248,9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101.54" calcext:value-type="float">
            <text:p>6.101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395.73" calcext:value-type="float">
            <text:p>6.395,7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151.04" calcext:value-type="float">
            <text:p>6.151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007.06" calcext:value-type="float">
            <text:p>11.007,0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365.34" calcext:value-type="float">
            <text:p>9.365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2860.46" calcext:value-type="float">
            <text:p>102.860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30" calcext:value-type="float">
            <text:p>4630</text:p>
          </table:table-cell>
          <table:table-cell table:style-name="ce6" office:value-type="string" calcext:value-type="string">
            <text:p>Geschenke abzugsfähig ohne § 37b ESt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2.7" calcext:value-type="float">
            <text:p>32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1.59" calcext:value-type="float">
            <text:p>31,5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4.29" calcext:value-type="float">
            <text:p>64,2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37" calcext:value-type="float">
            <text:p>4637</text:p>
          </table:table-cell>
          <table:table-cell table:style-name="ce6" office:value-type="string" calcext:value-type="string">
            <text:p>Pausch. Steuern für Zuwendungen n.abz.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889.12" calcext:value-type="float">
            <text:p>889,1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889.12" calcext:value-type="float">
            <text:p>889,1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45" calcext:value-type="float">
            <text:p>4645</text:p>
          </table:table-cell>
          <table:table-cell table:style-name="ce6" office:value-type="string" calcext:value-type="string">
            <text:p>Konferenz-/Tagungs-/Veranstaltungkosten</text:p>
          </table:table-cell>
          <table:table-cell table:style-name="ce7"/>
          <table:table-cell table:style-name="ce8" table:number-columns-repeated="2"/>
          <table:table-cell table:style-name="ce7" office:value-type="float" office:value="160.22" calcext:value-type="float">
            <text:p>160,2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1.44" calcext:value-type="float">
            <text:p>71,4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7.98" calcext:value-type="float">
            <text:p>137,9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32.4" calcext:value-type="float">
            <text:p>132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3.83" calcext:value-type="float">
            <text:p>173,8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82.26" calcext:value-type="float">
            <text:p>482,2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6.35" calcext:value-type="float">
            <text:p>186,3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8.84" calcext:value-type="float">
            <text:p>368,8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73.25" calcext:value-type="float">
            <text:p>1.373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7.25" calcext:value-type="float">
            <text:p>297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5.2" calcext:value-type="float">
            <text:p>85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469.02" calcext:value-type="float">
            <text:p>3.469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50" calcext:value-type="float">
            <text:p>4650</text:p>
          </table:table-cell>
          <table:table-cell table:style-name="ce6" office:value-type="string" calcext:value-type="string">
            <text:p>Bewirtungskosten</text:p>
          </table:table-cell>
          <table:table-cell table:style-name="ce7"/>
          <table:table-cell table:style-name="ce8" table:number-columns-repeated="2"/>
          <table:table-cell table:style-name="ce7" office:value-type="float" office:value="156.86" calcext:value-type="float">
            <text:p>156,8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7.02" calcext:value-type="float">
            <text:p>47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.5" calcext:value-type="float">
            <text:p>21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43.87" calcext:value-type="float">
            <text:p>143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7.21" calcext:value-type="float">
            <text:p>237,2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7.58" calcext:value-type="float">
            <text:p>107,5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53.99" calcext:value-type="float">
            <text:p>153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19.11" calcext:value-type="float">
            <text:p>119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87.14" calcext:value-type="float">
            <text:p>987,1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53" calcext:value-type="float">
            <text:p>4653</text:p>
          </table:table-cell>
          <table:table-cell table:style-name="ce6" office:value-type="string" calcext:value-type="string">
            <text:p>Aufmerksamkeit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42.17" calcext:value-type="float">
            <text:p>42,1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2.9" calcext:value-type="float">
            <text:p>12,9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8.45" calcext:value-type="float">
            <text:p>38,4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.6" calcext:value-type="float">
            <text:p>5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76.59" calcext:value-type="float">
            <text:p>76,5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4.04" calcext:value-type="float">
            <text:p>34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.51" calcext:value-type="float">
            <text:p>12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2.26" calcext:value-type="float">
            <text:p>222,2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54" calcext:value-type="float">
            <text:p>4654</text:p>
          </table:table-cell>
          <table:table-cell table:style-name="ce6" office:value-type="string" calcext:value-type="string">
            <text:p>Nicht abzugsfähige Bewirtungskosten</text:p>
          </table:table-cell>
          <table:table-cell table:style-name="ce7"/>
          <table:table-cell table:style-name="ce8" table:number-columns-repeated="2"/>
          <table:table-cell table:style-name="ce7" office:value-type="float" office:value="15.67" calcext:value-type="float">
            <text:p>15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.09" calcext:value-type="float">
            <text:p>19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.45" calcext:value-type="float">
            <text:p>6,4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49.66" calcext:value-type="float">
            <text:p>49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.02" calcext:value-type="float">
            <text:p>6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6.11" calcext:value-type="float">
            <text:p>46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66.01" calcext:value-type="float">
            <text:p>66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1.06" calcext:value-type="float">
            <text:p>51,0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60.07" calcext:value-type="float">
            <text:p>260,0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56" calcext:value-type="float">
            <text:p>4656</text:p>
          </table:table-cell>
          <table:table-cell table:style-name="ce6" office:value-type="string" calcext:value-type="string">
            <text:p>nicht abzugsfähige Bewirtungsk. 7% VSt</text:p>
          </table:table-cell>
          <table:table-cell table:style-name="ce7"/>
          <table:table-cell table:style-name="ce8" table:number-columns-repeated="2"/>
          <table:table-cell table:style-name="ce7" office:value-type="float" office:value="10.95" calcext:value-type="float">
            <text:p>10,9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.51" calcext:value-type="float">
            <text:p>2,5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.45" calcext:value-type="float">
            <text:p>6,4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 office:value-type="float" office:value="28.01" calcext:value-type="float">
            <text:p>28,0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47.92" calcext:value-type="float">
            <text:p>47,9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4660" calcext:value-type="float">
            <text:p>4660</text:p>
          </table:table-cell>
          <table:table-cell table:style-name="ce6" office:value-type="string" calcext:value-type="string">
            <text:p>Reisekosten Arbeitnehmer</text:p>
          </table:table-cell>
          <table:table-cell table:style-name="ce7"/>
          <table:table-cell table:style-name="ce8" table:number-columns-repeated="2"/>
          <table:table-cell table:style-name="ce7" office:value-type="float" office:value="991.43" calcext:value-type="float">
            <text:p>991,4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16.9" calcext:value-type="float">
            <text:p>816,9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75.01" calcext:value-type="float">
            <text:p>575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79.62" calcext:value-type="float">
            <text:p>679,6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43.77" calcext:value-type="float">
            <text:p>1.543,7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70.13" calcext:value-type="float">
            <text:p>1.270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01.46" calcext:value-type="float">
            <text:p>401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88.92" calcext:value-type="float">
            <text:p>2.188,9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71.61" calcext:value-type="float">
            <text:p>1.571,6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6.34" calcext:value-type="float">
            <text:p>216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85.92" calcext:value-type="float">
            <text:p>785,9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63.97" calcext:value-type="float">
            <text:p>763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805.08" calcext:value-type="float">
            <text:p>11.805,0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62" calcext:value-type="float">
            <text:p>4662</text:p>
          </table:table-cell>
          <table:table-cell table:style-name="ce6" office:value-type="string" calcext:value-type="string">
            <text:p>RK-Übernahme externe Dienstleister</text:p>
          </table:table-cell>
          <table:table-cell table:style-name="ce7"/>
          <table:table-cell table:style-name="ce8" table:number-columns-repeated="2"/>
          <table:table-cell table:style-name="ce7" office:value-type="float" office:value="222" calcext:value-type="float">
            <text:p>22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44.49" calcext:value-type="float">
            <text:p>444,4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5.42" calcext:value-type="float">
            <text:p>155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571.3" calcext:value-type="float">
            <text:p>1.571,3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5.8" calcext:value-type="float">
            <text:p>275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2.71" calcext:value-type="float">
            <text:p>432,7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101.72" calcext:value-type="float">
            <text:p>3.101,7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64" calcext:value-type="float">
            <text:p>4664</text:p>
          </table:table-cell>
          <table:table-cell table:style-name="ce6" office:value-type="string" calcext:value-type="string">
            <text:p>Reisekosten AN Verpfleg.mehraufwand</text:p>
          </table:table-cell>
          <table:table-cell table:style-name="ce7"/>
          <table:table-cell table:style-name="ce8" table:number-columns-repeated="2"/>
          <table:table-cell table:style-name="ce7" office:value-type="float" office:value="165.6" calcext:value-type="float">
            <text:p>165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6.6" calcext:value-type="float">
            <text:p>236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60.4" calcext:value-type="float">
            <text:p>860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0.8" calcext:value-type="float">
            <text:p>110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96" calcext:value-type="float">
            <text:p>396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1.2" calcext:value-type="float">
            <text:p>211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45.6" calcext:value-type="float">
            <text:p>345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33.6" calcext:value-type="float">
            <text:p>333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85.8" calcext:value-type="float">
            <text:p>585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84" calcext:value-type="float">
            <text:p>384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0" calcext:value-type="float">
            <text:p>24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55.2" calcext:value-type="float">
            <text:p>355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24.8" calcext:value-type="float">
            <text:p>4.224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65" calcext:value-type="float">
            <text:p>4665</text:p>
          </table:table-cell>
          <table:table-cell table:style-name="ce6" office:value-type="string" calcext:value-type="string">
            <text:p>RK-Übernahme externe Dienstleister</text:p>
          </table:table-cell>
          <table:table-cell table:style-name="ce7"/>
          <table:table-cell table:style-name="ce8" table:number-columns-repeated="2"/>
          <table:table-cell table:style-name="ce7" office:value-type="float" office:value="2429.39" calcext:value-type="float">
            <text:p>2.429,3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58.82" calcext:value-type="float">
            <text:p>3.058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93.91" calcext:value-type="float">
            <text:p>1.893,9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419.04" calcext:value-type="float">
            <text:p>8.419,0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16.99" calcext:value-type="float">
            <text:p>1.816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033.86" calcext:value-type="float">
            <text:p>5.033,8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09.69" calcext:value-type="float">
            <text:p>2.709,6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725.52" calcext:value-type="float">
            <text:p>4.725,5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339.13" calcext:value-type="float">
            <text:p>6.339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71.45" calcext:value-type="float">
            <text:p>1.771,4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20.19" calcext:value-type="float">
            <text:p>4.120,1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88.06" calcext:value-type="float">
            <text:p>1.088,0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406.05" calcext:value-type="float">
            <text:p>43.406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66" calcext:value-type="float">
            <text:p>4666</text:p>
          </table:table-cell>
          <table:table-cell table:style-name="ce6" office:value-type="string" calcext:value-type="string">
            <text:p>Reisekosten AN Übernachtungsaufwand</text:p>
          </table:table-cell>
          <table:table-cell table:style-name="ce7"/>
          <table:table-cell table:style-name="ce8" table:number-columns-repeated="2"/>
          <table:table-cell table:style-name="ce7" office:value-type="float" office:value="1201.82" calcext:value-type="float">
            <text:p>1.201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80.97" calcext:value-type="float">
            <text:p>580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07.47" calcext:value-type="float">
            <text:p>1.007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69.52" calcext:value-type="float">
            <text:p>769,5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14.54" calcext:value-type="float">
            <text:p>1.014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6.92" calcext:value-type="float">
            <text:p>186,9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10.56" calcext:value-type="float">
            <text:p>610,5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4.02" calcext:value-type="float">
            <text:p>804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553.65" calcext:value-type="float">
            <text:p>5.553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7.12" calcext:value-type="float">
            <text:p>647,1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83.54" calcext:value-type="float">
            <text:p>883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04.89" calcext:value-type="float">
            <text:p>6.404,8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665.02" calcext:value-type="float">
            <text:p>19.665,0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668" calcext:value-type="float">
            <text:p>4668</text:p>
          </table:table-cell>
          <table:table-cell table:style-name="ce6" office:value-type="string" calcext:value-type="string">
            <text:p>Kilometergelderstattung Arbeitnehmer</text:p>
          </table:table-cell>
          <table:table-cell table:style-name="ce7"/>
          <table:table-cell table:style-name="ce8" table:number-columns-repeated="2"/>
          <table:table-cell table:style-name="ce7" office:value-type="float" office:value="1628.7" calcext:value-type="float">
            <text:p>1.628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67.36" calcext:value-type="float">
            <text:p>1.767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23.6" calcext:value-type="float">
            <text:p>2.823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67.4" calcext:value-type="float">
            <text:p>1.967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80.2" calcext:value-type="float">
            <text:p>1.280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32" calcext:value-type="float">
            <text:p>1.33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58.3" calcext:value-type="float">
            <text:p>1.158,3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56.65" calcext:value-type="float">
            <text:p>556,6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621.2" calcext:value-type="float">
            <text:p>2.621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99.7" calcext:value-type="float">
            <text:p>1.499,7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2.4" calcext:value-type="float">
            <text:p>362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66.44" calcext:value-type="float">
            <text:p>1.766,4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763.95" calcext:value-type="float">
            <text:p>18.763,9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730" calcext:value-type="float">
            <text:p>4730</text:p>
          </table:table-cell>
          <table:table-cell table:style-name="ce6" office:value-type="string" calcext:value-type="string">
            <text:p>Ausgangsfrachten</text:p>
          </table:table-cell>
          <table:table-cell table:style-name="ce7"/>
          <table:table-cell table:style-name="ce8" table:number-columns-repeated="2"/>
          <table:table-cell table:style-name="ce7" office:value-type="float" office:value="50.34" calcext:value-type="float">
            <text:p>50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4.9" calcext:value-type="float">
            <text:p>44,9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7" calcext:value-type="float">
            <text:p>1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3.57" calcext:value-type="float">
            <text:p>173,5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42.03" calcext:value-type="float">
            <text:p>1.042,0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51.25" calcext:value-type="float">
            <text:p>751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12.27" calcext:value-type="float">
            <text:p>112,2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91.36" calcext:value-type="float">
            <text:p>2.191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760" calcext:value-type="float">
            <text:p>4760</text:p>
          </table:table-cell>
          <table:table-cell table:style-name="ce6" office:value-type="string" calcext:value-type="string">
            <text:p>Provision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500" calcext:value-type="float">
            <text:p>1.5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500" calcext:value-type="float">
            <text:p>1.5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806" calcext:value-type="float">
            <text:p>4806</text:p>
          </table:table-cell>
          <table:table-cell table:style-name="ce6" office:value-type="string" calcext:value-type="string">
            <text:p>Wartungskosten für Hard- und Software</text:p>
          </table:table-cell>
          <table:table-cell table:style-name="ce7"/>
          <table:table-cell table:style-name="ce8" table:number-columns-repeated="2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12.8" calcext:value-type="float">
            <text:p>1.212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08" calcext:value-type="float">
            <text:p>608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900.8" calcext:value-type="float">
            <text:p>7.900,8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811" calcext:value-type="float">
            <text:p>4811</text:p>
          </table:table-cell>
          <table:table-cell table:style-name="ce6" office:value-type="string" calcext:value-type="string">
            <text:p>Miete Equipment für Veranstaltungen</text:p>
          </table:table-cell>
          <table:table-cell table:style-name="ce7"/>
          <table:table-cell table:style-name="ce8" table:number-columns-repeated="2"/>
          <table:table-cell table:style-name="ce7" office:value-type="float" office:value="3728.5" calcext:value-type="float">
            <text:p>3.728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833.4" calcext:value-type="float">
            <text:p>3.833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97" calcext:value-type="float">
            <text:p>4.197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55" calcext:value-type="float">
            <text:p>2.05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0" calcext:value-type="float">
            <text:p>3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777.5" calcext:value-type="float">
            <text:p>12.777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809.3" calcext:value-type="float">
            <text:p>9.809,3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148.75" calcext:value-type="float">
            <text:p>6.148,7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920" calcext:value-type="float">
            <text:p>5.92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3800.5" calcext:value-type="float">
            <text:p>3.800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23.51" calcext:value-type="float">
            <text:p>923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3493.46" calcext:value-type="float">
            <text:p>53.493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822" calcext:value-type="float">
            <text:p>4822</text:p>
          </table:table-cell>
          <table:table-cell table:style-name="ce6" office:value-type="string" calcext:value-type="string">
            <text:p>Abschreibung immaterielle VermG</text:p>
          </table:table-cell>
          <table:table-cell table:style-name="ce7"/>
          <table:table-cell table:style-name="ce8" table:number-columns-repeated="2"/>
          <table:table-cell table:style-name="ce7" office:value-type="float" office:value="3653.01" calcext:value-type="float">
            <text:p>3.653,0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53.03" calcext:value-type="float">
            <text:p>3.653,0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46.97" calcext:value-type="float">
            <text:p>1.346,9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86.35" calcext:value-type="float">
            <text:p>1.986,3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86.36" calcext:value-type="float">
            <text:p>1.986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86.36" calcext:value-type="float">
            <text:p>1.986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86.35" calcext:value-type="float">
            <text:p>1.986,3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37.51" calcext:value-type="float">
            <text:p>937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37.5" calcext:value-type="float">
            <text:p>937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37.5" calcext:value-type="float">
            <text:p>937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37.5" calcext:value-type="float">
            <text:p>937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061.5" calcext:value-type="float">
            <text:p>20.061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7716" calcext:value-type="float">
            <text:p>37.716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824" calcext:value-type="float">
            <text:p>4824</text:p>
          </table:table-cell>
          <table:table-cell table:style-name="ce6" office:value-type="string" calcext:value-type="string">
            <text:p>Abschr. Geschäfts- oder Firmenwert</text:p>
          </table:table-cell>
          <table:table-cell table:style-name="ce7"/>
          <table:table-cell table:style-name="ce8" table:number-columns-repeated="2"/>
          <table:table-cell table:style-name="ce7" office:value-type="float" office:value="4166.66" calcext:value-type="float">
            <text:p>4.166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7" calcext:value-type="float">
            <text:p>4.16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6" calcext:value-type="float">
            <text:p>4.166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7" calcext:value-type="float">
            <text:p>4.16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7" calcext:value-type="float">
            <text:p>4.16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6" calcext:value-type="float">
            <text:p>4.166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7" calcext:value-type="float">
            <text:p>4.16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7" calcext:value-type="float">
            <text:p>4.16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6" calcext:value-type="float">
            <text:p>4.166,6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7" calcext:value-type="float">
            <text:p>4.16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7" calcext:value-type="float">
            <text:p>4.16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7" calcext:value-type="float">
            <text:p>4.166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0000" calcext:value-type="float">
            <text:p>50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830" calcext:value-type="float">
            <text:p>4830</text:p>
          </table:table-cell>
          <table:table-cell table:style-name="ce6" office:value-type="string" calcext:value-type="string">
            <text:p>Abschreibungen auf Sachanlagen</text:p>
          </table:table-cell>
          <table:table-cell table:style-name="ce7"/>
          <table:table-cell table:style-name="ce8" table:number-columns-repeated="2"/>
          <table:table-cell table:style-name="ce7" office:value-type="float" office:value="2846.59" calcext:value-type="float">
            <text:p>2.846,5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693.13" calcext:value-type="float">
            <text:p>2.693,1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49.93" calcext:value-type="float">
            <text:p>2.749,9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60.87" calcext:value-type="float">
            <text:p>2.460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39.17" calcext:value-type="float">
            <text:p>2.439,1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29.88" calcext:value-type="float">
            <text:p>2.329,8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86.45" calcext:value-type="float">
            <text:p>2.286,4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30.44" calcext:value-type="float">
            <text:p>2.230,4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08.39" calcext:value-type="float">
            <text:p>2.208,3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26.97" calcext:value-type="float">
            <text:p>2.226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76.51" calcext:value-type="float">
            <text:p>2.176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87.36" calcext:value-type="float">
            <text:p>1.787,3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435.69" calcext:value-type="float">
            <text:p>28.435,6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832" calcext:value-type="float">
            <text:p>4832</text:p>
          </table:table-cell>
          <table:table-cell table:style-name="ce6" office:value-type="string" calcext:value-type="string">
            <text:p>Abschreibungen auf Kfz</text:p>
          </table:table-cell>
          <table:table-cell table:style-name="ce7"/>
          <table:table-cell table:style-name="ce8" table:number-columns-repeated="2"/>
          <table:table-cell table:style-name="ce7" office:value-type="float" office:value="619.25" calcext:value-type="float">
            <text:p>619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7.25" calcext:value-type="float">
            <text:p>367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68.74" calcext:value-type="float">
            <text:p>468,7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2" calcext:value-type="float">
            <text:p>23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2" calcext:value-type="float">
            <text:p>23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1" calcext:value-type="float">
            <text:p>234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2" calcext:value-type="float">
            <text:p>23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2" calcext:value-type="float">
            <text:p>23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1" calcext:value-type="float">
            <text:p>234,4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2" calcext:value-type="float">
            <text:p>23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2" calcext:value-type="float">
            <text:p>23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4.42" calcext:value-type="float">
            <text:p>23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565" calcext:value-type="float">
            <text:p>3.565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855" calcext:value-type="float">
            <text:p>4855</text:p>
          </table:table-cell>
          <table:table-cell table:style-name="ce6" office:value-type="string" calcext:value-type="string">
            <text:p>Sofortabschreibung GW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138.42" calcext:value-type="float">
            <text:p>3.138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478.91" calcext:value-type="float">
            <text:p>478,9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164.46" calcext:value-type="float">
            <text:p>3.164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781.79" calcext:value-type="float">
            <text:p>6.781,7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10" calcext:value-type="float">
            <text:p>4910</text:p>
          </table:table-cell>
          <table:table-cell table:style-name="ce6" office:value-type="string" calcext:value-type="string">
            <text:p>Porto</text:p>
          </table:table-cell>
          <table:table-cell table:style-name="ce7"/>
          <table:table-cell table:style-name="ce8" table:number-columns-repeated="2"/>
          <table:table-cell table:style-name="ce7" office:value-type="float" office:value="1049.03" calcext:value-type="float">
            <text:p>1.049,0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26.46" calcext:value-type="float">
            <text:p>826,4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16.35" calcext:value-type="float">
            <text:p>1.216,3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57.57" calcext:value-type="float">
            <text:p>757,5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72.34" calcext:value-type="float">
            <text:p>772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29.55" calcext:value-type="float">
            <text:p>829,5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00.6" calcext:value-type="float">
            <text:p>900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76.64" calcext:value-type="float">
            <text:p>1.176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82.72" calcext:value-type="float">
            <text:p>1.082,7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69.81" calcext:value-type="float">
            <text:p>1.369,8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86.32" calcext:value-type="float">
            <text:p>986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87.33" calcext:value-type="float">
            <text:p>787,3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754.72" calcext:value-type="float">
            <text:p>11.754,7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20" calcext:value-type="float">
            <text:p>4920</text:p>
          </table:table-cell>
          <table:table-cell table:style-name="ce6" office:value-type="string" calcext:value-type="string">
            <text:p>Telefon</text:p>
          </table:table-cell>
          <table:table-cell table:style-name="ce7"/>
          <table:table-cell table:style-name="ce8" table:number-columns-repeated="2"/>
          <table:table-cell table:style-name="ce7" office:value-type="float" office:value="609.5" calcext:value-type="float">
            <text:p>609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976.54" calcext:value-type="float">
            <text:p>7.976,5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31.74" calcext:value-type="float">
            <text:p>2.931,7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23.94" calcext:value-type="float">
            <text:p>2.323,9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74.78" calcext:value-type="float">
            <text:p>2.574,7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680.52" calcext:value-type="float">
            <text:p>3.680,5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917.51" calcext:value-type="float">
            <text:p>5.917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197.09" calcext:value-type="float">
            <text:p>3.197,0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369.58" calcext:value-type="float">
            <text:p>3.369,5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18.53" calcext:value-type="float">
            <text:p>3.218,5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49.86" calcext:value-type="float">
            <text:p>2.949,8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70.38" calcext:value-type="float">
            <text:p>6.470,3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5219.97" calcext:value-type="float">
            <text:p>45.219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25" calcext:value-type="float">
            <text:p>4925</text:p>
          </table:table-cell>
          <table:table-cell table:style-name="ce6" office:value-type="string" calcext:value-type="string">
            <text:p>Telefax und Internetkosten</text:p>
          </table:table-cell>
          <table:table-cell table:style-name="ce7"/>
          <table:table-cell table:style-name="ce8" table:number-columns-repeated="2"/>
          <table:table-cell table:style-name="ce7" office:value-type="float" office:value="972.34" calcext:value-type="float">
            <text:p>972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06.76" calcext:value-type="float">
            <text:p>706,7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81.38" calcext:value-type="float">
            <text:p>581,3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9.71" calcext:value-type="float">
            <text:p>179,7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7.97" calcext:value-type="float">
            <text:p>187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81.97" calcext:value-type="float">
            <text:p>481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97.55" calcext:value-type="float">
            <text:p>497,5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7.97" calcext:value-type="float">
            <text:p>187,9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66.34" calcext:value-type="float">
            <text:p>466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50.94" calcext:value-type="float">
            <text:p>350,9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70.34" calcext:value-type="float">
            <text:p>270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36" calcext:value-type="float">
            <text:p>1.536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419.27" calcext:value-type="float">
            <text:p>6.419,2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30" calcext:value-type="float">
            <text:p>4930</text:p>
          </table:table-cell>
          <table:table-cell table:style-name="ce6" office:value-type="string" calcext:value-type="string">
            <text:p>Bürobedarf</text:p>
          </table:table-cell>
          <table:table-cell table:style-name="ce7"/>
          <table:table-cell table:style-name="ce8" table:number-columns-repeated="2"/>
          <table:table-cell table:style-name="ce7" office:value-type="float" office:value="858.87" calcext:value-type="float">
            <text:p>858,8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64.17" calcext:value-type="float">
            <text:p>1.164,1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38.91" calcext:value-type="float">
            <text:p>638,9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6.9" calcext:value-type="float">
            <text:p>156,9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2.11" calcext:value-type="float">
            <text:p>62,1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24.24" calcext:value-type="float">
            <text:p>2.024,2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1.35" calcext:value-type="float">
            <text:p>411,3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47.47" calcext:value-type="float">
            <text:p>847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25.6" calcext:value-type="float">
            <text:p>425,6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793.82" calcext:value-type="float">
            <text:p>793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84.42" calcext:value-type="float">
            <text:p>68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86" calcext:value-type="float">
            <text:p>486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553.86" calcext:value-type="float">
            <text:p>8.553,8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40" calcext:value-type="float">
            <text:p>4940</text:p>
          </table:table-cell>
          <table:table-cell table:style-name="ce6" office:value-type="string" calcext:value-type="string">
            <text:p>Zeitschriften, Bücher (Fachliteratur)</text:p>
          </table:table-cell>
          <table:table-cell table:style-name="ce7"/>
          <table:table-cell table:style-name="ce8" table:number-columns-repeated="2"/>
          <table:table-cell table:style-name="ce7" office:value-type="float" office:value="51.21" calcext:value-type="float">
            <text:p>51,2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97.05" calcext:value-type="float">
            <text:p>97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7.05" calcext:value-type="float">
            <text:p>97,0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61.68" calcext:value-type="float">
            <text:p>61,6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12.89" calcext:value-type="float">
            <text:p>112,8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45" calcext:value-type="float">
            <text:p>4945</text:p>
          </table:table-cell>
          <table:table-cell table:style-name="ce6" office:value-type="string" calcext:value-type="string">
            <text:p>Fortbildungskost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2" calcext:value-type="float">
            <text:p>13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32" calcext:value-type="float">
            <text:p>13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50" calcext:value-type="float">
            <text:p>4950</text:p>
          </table:table-cell>
          <table:table-cell table:style-name="ce6" office:value-type="string" calcext:value-type="string">
            <text:p>Rechts- und Beratungskost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4193.5" calcext:value-type="float">
            <text:p>14.193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5000" calcext:value-type="float">
            <text:p>15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193.5" calcext:value-type="float">
            <text:p>29.193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55" calcext:value-type="float">
            <text:p>4955</text:p>
          </table:table-cell>
          <table:table-cell table:style-name="ce6" office:value-type="string" calcext:value-type="string">
            <text:p>Buchführungskost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412.28" calcext:value-type="float">
            <text:p>2.412,2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154.5" calcext:value-type="float">
            <text:p>2.154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76.42" calcext:value-type="float">
            <text:p>1.976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397.84" calcext:value-type="float">
            <text:p>3.397,8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1662.32" calcext:value-type="float">
            <text:p>1.662,3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265.34" calcext:value-type="float">
            <text:p>2.265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424.42" calcext:value-type="float">
            <text:p>1.424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42" calcext:value-type="float">
            <text:p>842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98.92" calcext:value-type="float">
            <text:p>1.698,9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20.34" calcext:value-type="float">
            <text:p>3.020,3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854.38" calcext:value-type="float">
            <text:p>20.854,3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57" calcext:value-type="float">
            <text:p>4957</text:p>
          </table:table-cell>
          <table:table-cell table:style-name="ce6" office:value-type="string" calcext:value-type="string">
            <text:p>Abschluss- und Prüfungskoste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2.5" calcext:value-type="float">
            <text:p>52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8150" calcext:value-type="float">
            <text:p>8.15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202.5" calcext:value-type="float">
            <text:p>8.202,5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70" calcext:value-type="float">
            <text:p>4970</text:p>
          </table:table-cell>
          <table:table-cell table:style-name="ce6" office:value-type="string" calcext:value-type="string">
            <text:p>Nebenkosten des Geldverkehrs</text:p>
          </table:table-cell>
          <table:table-cell table:style-name="ce7"/>
          <table:table-cell table:style-name="ce8" table:number-columns-repeated="2"/>
          <table:table-cell table:style-name="ce7" office:value-type="float" office:value="19" calcext:value-type="float">
            <text:p>19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4.4" calcext:value-type="float">
            <text:p>124,4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2.45" calcext:value-type="float">
            <text:p>112,4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1.58" calcext:value-type="float">
            <text:p>111,5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663.83" calcext:value-type="float">
            <text:p>663,8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6.24" calcext:value-type="float">
            <text:p>126,2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95.99" calcext:value-type="float">
            <text:p>95,9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87.42" calcext:value-type="float">
            <text:p>287,4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14.63" calcext:value-type="float">
            <text:p>114,6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25.88" calcext:value-type="float">
            <text:p>125,8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1.91" calcext:value-type="float">
            <text:p>101,9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5.48" calcext:value-type="float">
            <text:p>205,4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88.81" calcext:value-type="float">
            <text:p>2.088,8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4980" calcext:value-type="float">
            <text:p>4980</text:p>
          </table:table-cell>
          <table:table-cell table:style-name="ce6" office:value-type="string" calcext:value-type="string">
            <text:p>Sonstiger Betriebsbedarf</text:p>
          </table:table-cell>
          <table:table-cell table:style-name="ce7"/>
          <table:table-cell table:style-name="ce8" table:number-columns-repeated="2"/>
          <table:table-cell table:style-name="ce7" office:value-type="float" office:value="1682.51" calcext:value-type="float">
            <text:p>1.682,5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16.06" calcext:value-type="float">
            <text:p>2.016,0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531.05" calcext:value-type="float">
            <text:p>2.531,0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719.86" calcext:value-type="float">
            <text:p>1.719,8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300.37" calcext:value-type="float">
            <text:p>2.300,3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338.69" calcext:value-type="float">
            <text:p>4.338,6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420.45" calcext:value-type="float">
            <text:p>3.420,4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919.47" calcext:value-type="float">
            <text:p>1.919,4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455.26" calcext:value-type="float">
            <text:p>2.455,26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5876.81" calcext:value-type="float">
            <text:p>5.876,81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879.67" calcext:value-type="float">
            <text:p>1.879,6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809.03" calcext:value-type="float">
            <text:p>809,0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0949.23" calcext:value-type="float">
            <text:p>30.949,2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8200" calcext:value-type="float">
            <text:p>8200</text:p>
          </table:table-cell>
          <table:table-cell table:style-name="ce6" office:value-type="string" calcext:value-type="string">
            <text:p>Erlösabgrenzung</text:p>
          </table:table-cell>
          <table:table-cell table:style-name="ce7"/>
          <table:table-cell table:style-name="ce8" table:number-columns-repeated="2"/>
          <table:table-cell table:style-name="ce7" office:value-type="float" office:value="60117.44" calcext:value-type="float">
            <text:p>60.117,4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3316.88" calcext:value-type="float">
            <text:p>33.316,8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833.36" calcext:value-type="float">
            <text:p>16.833,3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8146.66" calcext:value-type="float">
            <text:p>38.14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661.99" calcext:value-type="float">
            <text:p>17.661,9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869.2" calcext:value-type="float">
            <text:p>16.869,2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0662.58" calcext:value-type="float">
            <text:p>10.662,58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3212.23" calcext:value-type="float">
            <text:p>13.212,23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6960.22" calcext:value-type="float">
            <text:p>16.960,2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0052.64" calcext:value-type="float">
            <text:p>20.052,6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238.73" calcext:value-type="float">
            <text:p>3.238,7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8753.92" calcext:value-type="float">
            <text:p>58.753,9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154064.37" calcext:value-type="float">
            <text:p>154.064,3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8319" calcext:value-type="float">
            <text:p>8319</text:p>
          </table:table-cell>
          <table:table-cell table:style-name="ce6" office:value-type="string" calcext:value-type="string">
            <text:p>Erlöse im and. EU-Land stpfl.Leistung RC</text:p>
          </table:table-cell>
          <table:table-cell table:style-name="ce7"/>
          <table:table-cell table:style-name="ce8" table:number-columns-repeated="2"/>
          <table:table-cell table:style-name="ce7" office:value-type="float" office:value="1545.85" calcext:value-type="float">
            <text:p>1.545,8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75.06" calcext:value-type="float">
            <text:p>475,0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21.54" calcext:value-type="float">
            <text:p>321,5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01.64" calcext:value-type="float">
            <text:p>401,6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58.63" calcext:value-type="float">
            <text:p>658,6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33.7" calcext:value-type="float">
            <text:p>833,7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763.62" calcext:value-type="float">
            <text:p>763,6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427.41" calcext:value-type="float">
            <text:p>2.427,4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586.68" calcext:value-type="float">
            <text:p>2.586,6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30.57" calcext:value-type="float">
            <text:p>930,5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42.03" calcext:value-type="float">
            <text:p>542,0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78.05" calcext:value-type="float">
            <text:p>1.378,0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864.78" calcext:value-type="float">
            <text:p>12.864,7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320" calcext:value-type="float">
            <text:p>8320</text:p>
          </table:table-cell>
          <table:table-cell table:style-name="ce6" office:value-type="string" calcext:value-type="string">
            <text:p>D <text:s/>- <text:s/>im anderen EU-Land stpfl. Leistun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240.4" calcext:value-type="float">
            <text:p>1.240,4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912.3" calcext:value-type="float">
            <text:p>2.912,3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99.2" calcext:value-type="float">
            <text:p>1.199,2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55" calcext:value-type="float">
            <text:p>45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50" calcext:value-type="float">
            <text:p>1.55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073.45" calcext:value-type="float">
            <text:p>2.073,4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779.2" calcext:value-type="float">
            <text:p>2.779,2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60.2" calcext:value-type="float">
            <text:p>2.160,2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18" calcext:value-type="float">
            <text:p>1.918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431.5" calcext:value-type="float">
            <text:p>1.431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226.9" calcext:value-type="float">
            <text:p>2.226,9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946.15" calcext:value-type="float">
            <text:p>19.946,1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333" calcext:value-type="float">
            <text:p>8333</text:p>
          </table:table-cell>
          <table:table-cell table:style-name="ce6" office:value-type="string" calcext:value-type="string">
            <text:p>n.stb.L.EU-Untern.MediaServ. Productio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404.67" calcext:value-type="float">
            <text:p>3.404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150" calcext:value-type="float">
            <text:p>15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554.67" calcext:value-type="float">
            <text:p>3.554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335" calcext:value-type="float">
            <text:p>8335</text:p>
          </table:table-cell>
          <table:table-cell table:style-name="ce6" office:value-type="string" calcext:value-type="string">
            <text:p>n.stb.L. EU-Unternehmer - Werbung</text:p>
          </table:table-cell>
          <table:table-cell table:style-name="ce7"/>
          <table:table-cell table:style-name="ce8" table:number-columns-repeated="2"/>
          <table:table-cell table:style-name="ce7" office:value-type="float" office:value="8461.17" calcext:value-type="float">
            <text:p>8.461,1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66.66" calcext:value-type="float">
            <text:p>1.6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065.92" calcext:value-type="float">
            <text:p>12.065,9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369.47" calcext:value-type="float">
            <text:p>4.369,4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202.81" calcext:value-type="float">
            <text:p>3.202,8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202.8" calcext:value-type="float">
            <text:p>3.202,8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36.14" calcext:value-type="float">
            <text:p>1.536,1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366.14" calcext:value-type="float">
            <text:p>5.366,1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38.89" calcext:value-type="float">
            <text:p>1.138,8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38.89" calcext:value-type="float">
            <text:p>1.138,8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38.88" calcext:value-type="float">
            <text:p>1.138,8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55.54" calcext:value-type="float">
            <text:p>555,5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3843.31" calcext:value-type="float">
            <text:p>43.843,3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340" calcext:value-type="float">
            <text:p>8340</text:p>
          </table:table-cell>
          <table:table-cell table:style-name="ce6" office:value-type="string" calcext:value-type="string">
            <text:p>n.stb.L. Drittland - Werbun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750" calcext:value-type="float">
            <text:p>75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75" calcext:value-type="float">
            <text:p>3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500" calcext:value-type="float">
            <text:p>4.5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341" calcext:value-type="float">
            <text:p>8341</text:p>
          </table:table-cell>
          <table:table-cell table:style-name="ce6" office:value-type="string" calcext:value-type="string">
            <text:p>n.stb.L. Drittland - MediServ.Production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0765" calcext:value-type="float">
            <text:p>20.76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10" calcext:value-type="float">
            <text:p>61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92" calcext:value-type="float">
            <text:p>1.592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00" calcext:value-type="float">
            <text:p>6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085" calcext:value-type="float">
            <text:p>2.08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94" calcext:value-type="float">
            <text:p>494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62.5" calcext:value-type="float">
            <text:p>662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6808.5" calcext:value-type="float">
            <text:p>26.808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402" calcext:value-type="float">
            <text:p>8402</text:p>
          </table:table-cell>
          <table:table-cell table:style-name="ce6" office:value-type="string" calcext:value-type="string">
            <text:p>Erl. 19% USt - Media Serv. - Production</text:p>
          </table:table-cell>
          <table:table-cell table:style-name="ce7"/>
          <table:table-cell table:style-name="ce8" table:number-columns-repeated="2"/>
          <table:table-cell table:style-name="ce7" office:value-type="float" office:value="23238" calcext:value-type="float">
            <text:p>23.238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6708.9" calcext:value-type="float">
            <text:p>26.708,9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696" calcext:value-type="float">
            <text:p>21.696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341.36" calcext:value-type="float">
            <text:p>17.341,3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9803.95" calcext:value-type="float">
            <text:p>29.803,9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9358.47" calcext:value-type="float">
            <text:p>39.358,4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487.65" calcext:value-type="float">
            <text:p>8.487,6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8030" calcext:value-type="float">
            <text:p>48.03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340" calcext:value-type="float">
            <text:p>17.34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9552" calcext:value-type="float">
            <text:p>29.552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1881.74" calcext:value-type="float">
            <text:p>31.881,7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777" calcext:value-type="float">
            <text:p>15.777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09215.07" calcext:value-type="float">
            <text:p>309.215,0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403" calcext:value-type="float">
            <text:p>8403</text:p>
          </table:table-cell>
          <table:table-cell table:style-name="ce6" office:value-type="string" calcext:value-type="string">
            <text:p>Erlöse 19% USt - Werbung</text:p>
          </table:table-cell>
          <table:table-cell table:style-name="ce7"/>
          <table:table-cell table:style-name="ce8" table:number-columns-repeated="2"/>
          <table:table-cell table:style-name="ce7" office:value-type="float" office:value="47092.18" calcext:value-type="float">
            <text:p>47.092,1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2.9" calcext:value-type="float">
            <text:p>62,9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29580.04" calcext:value-type="float">
            <text:p>29.580,0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364.16" calcext:value-type="float">
            <text:p>17.364,1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5377.35" calcext:value-type="float">
            <text:p>35.377,3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6999.35" calcext:value-type="float">
            <text:p>36.999,3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7839.84" calcext:value-type="float">
            <text:p>27.839,8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6678.5" calcext:value-type="float">
            <text:p>66.678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836.88" calcext:value-type="float">
            <text:p>41.836,8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071.01" calcext:value-type="float">
            <text:p>41.071,0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73895.04" calcext:value-type="float">
            <text:p>73.895,0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3692.97" calcext:value-type="float">
            <text:p>83.692,9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01364.42" calcext:value-type="float">
            <text:p>501.364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404" calcext:value-type="float">
            <text:p>8404</text:p>
          </table:table-cell>
          <table:table-cell table:style-name="ce6" office:value-type="string" calcext:value-type="string">
            <text:p>Erlöse 19% USt - Contentverkauf</text:p>
          </table:table-cell>
          <table:table-cell table:style-name="ce7"/>
          <table:table-cell table:style-name="ce8" table:number-columns-repeated="2"/>
          <table:table-cell table:style-name="ce7" office:value-type="float" office:value="580.5" calcext:value-type="float">
            <text:p>580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2.5" calcext:value-type="float">
            <text:p>52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4.17" calcext:value-type="float">
            <text:p>24,1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 office:value-type="float" office:value="50" calcext:value-type="float">
            <text:p>5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3.61" calcext:value-type="float">
            <text:p>83,6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4.03" calcext:value-type="float">
            <text:p>84,0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74.81" calcext:value-type="float">
            <text:p>874,8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405" calcext:value-type="float">
            <text:p>8405</text:p>
          </table:table-cell>
          <table:table-cell table:style-name="ce6" office:value-type="string" calcext:value-type="string">
            <text:p>Erlöse 19% USt - Mitgliedschaften</text:p>
          </table:table-cell>
          <table:table-cell table:style-name="ce7"/>
          <table:table-cell table:style-name="ce8" table:number-columns-repeated="2"/>
          <table:table-cell table:style-name="ce7" office:value-type="float" office:value="197504.43" calcext:value-type="float">
            <text:p>197.504,4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4073.56" calcext:value-type="float">
            <text:p>174.073,5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9791.55" calcext:value-type="float">
            <text:p>119.791,5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4927.25" calcext:value-type="float">
            <text:p>104.927,2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8002.42" calcext:value-type="float">
            <text:p>128.002,4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9316.79" calcext:value-type="float">
            <text:p>169.316,7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9148.49" calcext:value-type="float">
            <text:p>169.148,4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0737.82" calcext:value-type="float">
            <text:p>170.737,8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4250.59" calcext:value-type="float">
            <text:p>174.250,5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5117.87" calcext:value-type="float">
            <text:p>175.117,8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2726.92" calcext:value-type="float">
            <text:p>152.726,9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18166.95" calcext:value-type="float">
            <text:p>218.166,9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953764.64" calcext:value-type="float">
            <text:p>1.953.764,6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407" calcext:value-type="float">
            <text:p>8407</text:p>
          </table:table-cell>
          <table:table-cell table:style-name="ce6" office:value-type="string" calcext:value-type="string">
            <text:p>Erlöse 19% USt - WL Kosten (Tanken,...)</text:p>
          </table:table-cell>
          <table:table-cell table:style-name="ce7"/>
          <table:table-cell table:style-name="ce8" table:number-columns-repeated="2"/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542.64" calcext:value-type="float">
            <text:p>2.542,6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81.37" calcext:value-type="float">
            <text:p>681,3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 office:value-type="float" office:value="7296" calcext:value-type="float">
            <text:p>7.296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970.97" calcext:value-type="float">
            <text:p>15.970,9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408" calcext:value-type="float">
            <text:p>8408</text:p>
          </table:table-cell>
          <table:table-cell table:style-name="ce6" office:value-type="string" calcext:value-type="string">
            <text:p>Erlöse 19% USt Personalkostenerstattung</text:p>
          </table:table-cell>
          <table:table-cell table:style-name="ce7"/>
          <table:table-cell table:style-name="ce8" table:number-columns-repeated="2"/>
          <table:table-cell table:style-name="ce7" office:value-type="float" office:value="53138.71" calcext:value-type="float">
            <text:p>53.138,7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6755.9" calcext:value-type="float">
            <text:p>46.755,9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4539.74" calcext:value-type="float">
            <text:p>44.539,7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85.53" calcext:value-type="float">
            <text:p>1.185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85.53" calcext:value-type="float">
            <text:p>1.185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71.06" calcext:value-type="float">
            <text:p>2.371,0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85.53" calcext:value-type="float">
            <text:p>1.185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85.53" calcext:value-type="float">
            <text:p>1.185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85.53" calcext:value-type="float">
            <text:p>1.185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85.53" calcext:value-type="float">
            <text:p>1.185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85.53" calcext:value-type="float">
            <text:p>1.185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185.53" calcext:value-type="float">
            <text:p>1.185,5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6289.65" calcext:value-type="float">
            <text:p>156.289,6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409" calcext:value-type="float">
            <text:p>8409</text:p>
          </table:table-cell>
          <table:table-cell table:style-name="ce6" office:value-type="string" calcext:value-type="string">
            <text:p>Erl.19% USt - Media Serv.-Cont.Marketing</text:p>
          </table:table-cell>
          <table:table-cell table:style-name="ce7"/>
          <table:table-cell table:style-name="ce8" table:number-columns-repeated="2"/>
          <table:table-cell table:style-name="ce7" office:value-type="float" office:value="3000" calcext:value-type="float">
            <text:p>3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55" calcext:value-type="float">
            <text:p>4.15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6106.7" calcext:value-type="float">
            <text:p>6.106,7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55" calcext:value-type="float">
            <text:p>2.35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 office:value-type="float" office:value="39411.13" calcext:value-type="float">
            <text:p>39.411,1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340" calcext:value-type="float">
            <text:p>13.34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9000" calcext:value-type="float">
            <text:p>9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5030" calcext:value-type="float">
            <text:p>15.03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9830.01" calcext:value-type="float">
            <text:p>29.830,0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2227.84" calcext:value-type="float">
            <text:p>122.227,8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410" calcext:value-type="float">
            <text:p>8410</text:p>
          </table:table-cell>
          <table:table-cell table:style-name="ce6" office:value-type="string" calcext:value-type="string">
            <text:p>Erlöse Minijo19% USt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3475" calcext:value-type="float">
            <text:p>3.475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8110" calcext:value-type="float">
            <text:p>8.11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000" calcext:value-type="float">
            <text:p>1.0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622" calcext:value-type="float">
            <text:p>1.622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961" calcext:value-type="float">
            <text:p>2.961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350" calcext:value-type="float">
            <text:p>1.35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00" calcext:value-type="float">
            <text:p>500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724" calcext:value-type="float">
            <text:p>724,0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292.5" calcext:value-type="float">
            <text:p>1.292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1034.5" calcext:value-type="float">
            <text:p>21.034,5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611" calcext:value-type="float">
            <text:p>8611</text:p>
          </table:table-cell>
          <table:table-cell table:style-name="ce6" office:value-type="string" calcext:value-type="string">
            <text:p>Verrechn. sonstige Sachbezüge Kfz 19%</text:p>
          </table:table-cell>
          <table:table-cell table:style-name="ce7"/>
          <table:table-cell table:style-name="ce8" table:number-columns-repeated="2"/>
          <table:table-cell table:style-name="ce7" office:value-type="float" office:value="2835.94" calcext:value-type="float">
            <text:p>2.835,9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262.65" calcext:value-type="float">
            <text:p>2.262,6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262.65" calcext:value-type="float">
            <text:p>2.262,65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561.6" calcext:value-type="float">
            <text:p>2.561,60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1701.93" calcext:value-type="float">
            <text:p>1.701,9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3316.79" calcext:value-type="float">
            <text:p>3.316,79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240.22" calcext:value-type="float">
            <text:p>2.240,22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58.91" calcext:value-type="float">
            <text:p>2.358,9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58.91" calcext:value-type="float">
            <text:p>2.358,9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358.91" calcext:value-type="float">
            <text:p>2.358,91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439.58" calcext:value-type="float">
            <text:p>2.439,58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846.27" calcext:value-type="float">
            <text:p>2.846,2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29544.36" calcext:value-type="float">
            <text:p>29.544,3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8736" calcext:value-type="float">
            <text:p>8736</text:p>
          </table:table-cell>
          <table:table-cell table:style-name="ce6" office:value-type="string" calcext:value-type="string">
            <text:p>Gewährte Skonti 19% USt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0.25" calcext:value-type="float">
            <text:p>0,25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 office:value-type="float" office:value="37.82" calcext:value-type="float">
            <text:p>37,82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38.07" calcext:value-type="float">
            <text:p>38,07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8820" calcext:value-type="float">
            <text:p>8820</text:p>
          </table:table-cell>
          <table:table-cell table:style-name="ce6" office:value-type="string" calcext:value-type="string">
            <text:p>Erlöse Sachanlageverkäufe 19% USt, BG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100.84" calcext:value-type="float">
            <text:p>2.100,8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100.84" calcext:value-type="float">
            <text:p>2.100,84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9000" calcext:value-type="float">
            <text:p>9000</text:p>
          </table:table-cell>
          <table:table-cell table:style-name="ce6" office:value-type="string" calcext:value-type="string">
            <text:p>Saldenvorträge Sachkonten</text:p>
          </table:table-cell>
          <table:table-cell table:style-name="ce7" office:value-type="float" office:value="56704.24" calcext:value-type="float">
            <text:p>56.704,2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56704.24" calcext:value-type="float">
            <text:p>56.704,24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>
          <table:table-cell table:style-name="ce3" office:value-type="float" office:value="9008" calcext:value-type="float">
            <text:p>9008</text:p>
          </table:table-cell>
          <table:table-cell table:style-name="ce6" office:value-type="string" calcext:value-type="string">
            <text:p>Saldenvorträge Debitoren</text:p>
          </table:table-cell>
          <table:table-cell table:style-name="ce7" office:value-type="float" office:value="270461.93" calcext:value-type="float">
            <text:p>270.461,9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70461.93" calcext:value-type="float">
            <text:p>270.461,93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number-columns-repeated="980"/>
        </table:table-row>
        <table:table-row table:style-name="ro2">
          <table:table-cell table:style-name="ce3" office:value-type="float" office:value="9009" calcext:value-type="float">
            <text:p>9009</text:p>
          </table:table-cell>
          <table:table-cell table:style-name="ce6" office:value-type="string" calcext:value-type="string">
            <text:p>Saldenvorträge Kreditoren</text:p>
          </table:table-cell>
          <table:table-cell table:style-name="ce7" office:value-type="float" office:value="213757.69" calcext:value-type="float">
            <text:p>213.757,6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/>
          <table:table-cell table:style-name="ce8" table:number-columns-repeated="2"/>
          <table:table-cell table:style-name="ce7" office:value-type="float" office:value="213757.69" calcext:value-type="float">
            <text:p>213.757,69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2" table:number-rows-repeated="831">
          <table:table-cell table:style-name="ce4" table:number-columns-repeated="44"/>
          <table:table-cell table:number-columns-repeated="98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2">
        <table:table-column table:style-name="co10" table:default-cell-style-name="Default"/>
        <table:table-column table:style-name="co11" table:default-cell-style-name="ce5"/>
        <table:table-column table:style-name="co10" table:number-columns-repeated="1022" table:default-cell-style-name="Default"/>
        <table:table-row table:style-name="ro3">
          <table:table-cell table:style-name="ce1" office:value-type="string" calcext:value-type="string" table:number-columns-spanned="44" table:number-rows-spanned="1">
            <text:p>Kanzlei-Rechnungswesen - RW - 452389/30902/2019 / <text:s/>Summen- und Saldenliste - SUSA Jahresübersicht Dezember</text:p>
          </table:table-cell>
          <table:covered-table-cell table:number-columns-repeated="43" table:style-name="ce1"/>
          <table:table-cell table:number-columns-repeated="980"/>
        </table:table-row>
        <table:table-row table:style-name="ro3">
          <table:table-cell table:style-name="ce2" office:value-type="string" calcext:value-type="string">
            <text:p>Konto</text:p>
          </table:table-cell>
          <table:table-cell table:style-name="ce2" office:value-type="string" calcext:value-type="string">
            <text:p>Beschriftung</text:p>
          </table:table-cell>
          <table:table-cell table:style-name="ce2" office:value-type="string" calcext:value-type="string">
            <text:p>EB-Wer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an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b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rz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pr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ai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un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ul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ug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ep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Okt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Nov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Dez/2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esamtsald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98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Geschäfts- oder Firmenwert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7" office:value-type="float" office:value="4166.66" calcext:value-type="float">
            <text:p>4.1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6" calcext:value-type="float">
            <text:p>4.1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6" calcext:value-type="float">
            <text:p>4.1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6" calcext:value-type="float">
            <text:p>4.166,66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4166.67" calcext:value-type="float">
            <text:p>4.166,67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7" office:value-type="float" office:value="50000" calcext:value-type="float">
            <text:p>50.000,00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number-columns-repeated="980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0" number:min-decimal-places="0" number:min-integer-digits="0"/>
    </number:number-style>
    <number:number-style style:name="N129">
      <number:number number:decimal-places="2" number:min-decimal-places="2" number:min-integer-digits="1" number:grouping="true"/>
    </number:number-style>
    <number:number-style style:name="N130">
      <number:number number:decimal-places="0" number:min-decimal-places="0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019" style:display-name="PageStyle_20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4:09:49</meta:creation-date>
    <meta:initial-creator>Marcus Hurst</meta:initial-creator>
    <dc:language>de-DE</dc:language>
    <dc:date>2022-05-31T16:06:44</dc:date>
    <meta:editing-cycles>4</meta:editing-cycles>
    <meta:editing-duration>PT2H19M</meta:editing-duration>
    <meta:generator>LibreOffice/7.2.7.2$Linux_X86_64 LibreOffice_project/20$Build-2</meta:generator>
    <meta:document-statistic meta:table-count="2" meta:cell-count="3290" meta:object-count="0"/>
    <meta:user-defined meta:name="AppVersion">15.0000</meta:user-defined>
  </office:meta>
</office:document-meta>
</file>